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" svg:font-family="Wingdings" style:font-adornments="Oblique"/>
  </office:font-face-decls>
  <office:automatic-styles>
    <style:style style:name="Tableau1" style:family="table">
      <style:table-properties style:width="9.148cm" table:align="left" fo:background-color="transparent">
        <style:background-image/>
      </style:table-properties>
    </style:style>
    <style:style style:name="Tableau1.A" style:family="table-column">
      <style:table-column-properties style:column-width="3cm"/>
    </style:style>
    <style:style style:name="Tableau1.B" style:family="table-column">
      <style:table-column-properties style:column-width="2.692cm"/>
    </style:style>
    <style:style style:name="Tableau1.C" style:family="table-column">
      <style:table-column-properties style:column-width="3.455cm"/>
    </style:style>
    <style:style style:name="Tableau1.1" style:family="table-row">
      <style:table-row-properties style:min-row-height="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2b3f0f" officeooo:paragraph-rsid="00403fc0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3459de"/>
    </style:style>
    <style:style style:name="P24" style:family="paragraph" style:parent-style-name="Standard">
      <style:paragraph-properties fo:margin-top="0cm" fo:margin-bottom="0.349cm" style:contextual-spacing="false" fo:text-align="center" style:justify-single-word="false"/>
      <style:text-properties officeooo:paragraph-rsid="003459de"/>
    </style:style>
    <style:style style:name="P25" style:family="paragraph" style:parent-style-name="Footer">
      <style:text-properties officeooo:rsid="00178920" officeooo:paragraph-rsid="00178920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text-properties officeooo:paragraph-rsid="003db5af"/>
    </style:style>
    <style:style style:name="P28" style:family="paragraph" style:parent-style-name="Standard">
      <style:paragraph-properties fo:text-align="center" style:justify-single-word="false"/>
      <style:text-properties fo:font-weight="bold" officeooo:paragraph-rsid="003459de" style:font-weight-asian="bold" style:font-weight-complex="bold"/>
    </style:style>
    <style:style style:name="P29" style:family="paragraph" style:parent-style-name="Standard">
      <style:paragraph-properties fo:margin-top="0.3cm" fo:margin-bottom="0.3cm" style:contextual-spacing="false" fo:text-align="center" style:justify-single-word="false"/>
      <style:text-properties fo:color="#b3b3b3" loext:opacity="100%" officeooo:paragraph-rsid="003459de"/>
    </style:style>
    <style:style style:name="P30" style:family="paragraph" style:parent-style-name="FILET_5f_POINTILLES">
      <style:paragraph-properties style:line-height-at-least="0.7cm"/>
      <style:text-properties officeooo:paragraph-rsid="003a813f"/>
    </style:style>
    <style:style style:name="P31" style:family="paragraph" style:parent-style-name="FILET_5f_POINTILLES">
      <style:paragraph-properties style:line-height-at-least="0.7cm"/>
      <style:text-properties officeooo:paragraph-rsid="0058add7"/>
    </style:style>
    <style:style style:name="P32" style:family="paragraph" style:parent-style-name="FILET_5f_POINTILLES">
      <style:paragraph-properties fo:margin-top="0cm" fo:margin-bottom="0cm" style:contextual-spacing="false" style:line-height-at-least="0.7cm"/>
      <style:text-properties officeooo:paragraph-rsid="0058add7"/>
    </style:style>
    <style:style style:name="P33" style:family="paragraph" style:parent-style-name="FILET_5f_POINTILLES">
      <style:paragraph-properties style:line-height-at-least="0.7cm"/>
      <style:text-properties officeooo:paragraph-rsid="00651ca1"/>
    </style:style>
    <style:style style:name="P34" style:family="paragraph" style:parent-style-name="FILET_5f_POINTILLES">
      <style:text-properties officeooo:paragraph-rsid="004449bb"/>
    </style:style>
    <style:style style:name="P35" style:family="paragraph" style:parent-style-name="FILET_5f_POINTILLES">
      <style:text-properties fo:font-style="normal" officeooo:rsid="004449bb" officeooo:paragraph-rsid="0046a0a0" style:font-style-asian="normal" style:font-style-complex="normal"/>
    </style:style>
    <style:style style:name="P36" style:family="paragraph" style:parent-style-name="FILET_5f_POINTILLES">
      <style:text-properties officeooo:paragraph-rsid="00651ca1"/>
    </style:style>
    <style:style style:name="P37" style:family="paragraph" style:parent-style-name="FILET_5f_POINTILLES">
      <style:text-properties officeooo:paragraph-rsid="006397da"/>
    </style:style>
    <style:style style:name="P38" style:family="paragraph" style:parent-style-name="FILET_5f_POINTILLES">
      <style:text-properties officeooo:paragraph-rsid="0067d3c3"/>
    </style:style>
    <style:style style:name="P39" style:family="paragraph" style:parent-style-name="FILET_5f_POINTILLES">
      <style:paragraph-properties fo:margin-top="0cm" fo:margin-bottom="0.101cm" style:contextual-spacing="false"/>
      <style:text-properties officeooo:paragraph-rsid="0067d3c3"/>
    </style:style>
    <style:style style:name="P40" style:family="paragraph" style:parent-style-name="Standard">
      <style:paragraph-properties fo:margin-top="0.199cm" fo:margin-bottom="0cm" style:contextual-spacing="false" fo:text-align="start" style:justify-single-word="false"/>
      <style:text-properties officeooo:paragraph-rsid="0049c319"/>
    </style:style>
    <style:style style:name="P41" style:family="paragraph" style:parent-style-name="_5f_Paragraphe_20_livret_20_">
      <style:paragraph-properties fo:text-align="start" style:justify-single-word="false"/>
      <style:text-properties officeooo:paragraph-rsid="00672fbf"/>
    </style:style>
    <style:style style:name="P42" style:family="paragraph" style:parent-style-name="FILET_5f_POINTILLES">
      <style:paragraph-properties fo:margin-top="0cm" fo:margin-bottom="0cm" style:contextual-spacing="false" style:line-height-at-least="0.7cm"/>
      <style:text-properties fo:letter-spacing="-0.011cm" officeooo:paragraph-rsid="0058add7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511727" officeooo:paragraph-rsid="00511727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45" style:family="paragraph" style:parent-style-name="_5f_Paragraphe_20_livret_20_">
      <style:text-properties officeooo:paragraph-rsid="00672fbf"/>
    </style:style>
    <style:style style:name="P46" style:family="paragraph" style:parent-style-name="_5f_Paragraphe_20_livret">
      <style:text-properties officeooo:rsid="0067d3c3" officeooo:paragraph-rsid="0067d3c3"/>
    </style:style>
    <style:style style:name="P47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25" fo:break-before="auto" fo:break-after="auto"/>
      <style:text-properties officeooo:paragraph-rsid="0041a367"/>
    </style:style>
    <style:style style:name="P48" style:family="paragraph" style:parent-style-name="Exo_5f_Num" style:list-style-name="Num_5f_Exo">
      <style:paragraph-properties fo:margin-top="0.3cm" fo:margin-bottom="0.101cm" style:contextual-spacing="false"/>
      <style:text-properties officeooo:paragraph-rsid="00569cdb"/>
    </style:style>
    <style:style style:name="P49" style:family="paragraph" style:parent-style-name="Exo_5f_Num" style:list-style-name="Num_5f_Exo">
      <style:paragraph-properties fo:margin-top="0.801cm" fo:margin-bottom="0cm" style:contextual-spacing="false"/>
      <style:text-properties officeooo:paragraph-rsid="0056c6cf"/>
    </style:style>
    <style:style style:name="P50" style:family="paragraph" style:parent-style-name="Exo_5f_Num" style:list-style-name="Num_5f_Exo">
      <style:paragraph-properties fo:margin-top="0.499cm" fo:margin-bottom="0cm" style:contextual-spacing="false"/>
      <style:text-properties officeooo:paragraph-rsid="006397da"/>
    </style:style>
    <style:style style:name="P51" style:family="paragraph" style:parent-style-name="Exo_5f_Num" style:list-style-name="Num_5f_Exo">
      <style:paragraph-properties fo:margin-top="0.499cm" fo:margin-bottom="1.199cm" style:contextual-spacing="false"/>
      <style:text-properties fo:font-style="normal" officeooo:paragraph-rsid="0041a367" style:font-style-asian="normal" style:font-style-complex="normal"/>
    </style:style>
    <style:style style:name="P52" style:family="paragraph" style:parent-style-name="Exo_5f_Num" style:list-style-name="Num_5f_Exo">
      <style:text-properties fo:font-style="normal" officeooo:paragraph-rsid="0041a367" style:font-style-asian="normal" style:font-style-complex="normal"/>
    </style:style>
    <style:style style:name="P53" style:family="paragraph" style:parent-style-name="Exo_5f_Num" style:list-style-name="Num_5f_Exo">
      <style:paragraph-properties fo:margin-top="0.499cm" fo:margin-bottom="0cm" style:contextual-spacing="false"/>
      <style:text-properties fo:font-style="normal" officeooo:paragraph-rsid="005b4487" style:font-style-asian="normal" style:font-style-complex="normal"/>
    </style:style>
    <style:style style:name="P54" style:family="paragraph" style:parent-style-name="Exo_5f_Num" style:list-style-name="">
      <style:paragraph-properties fo:margin-top="0cm" fo:margin-bottom="0.101cm" style:contextual-spacing="false"/>
      <style:text-properties fo:font-style="normal" officeooo:paragraph-rsid="0041a367" style:font-style-asian="normal" style:font-style-complex="normal"/>
    </style:style>
    <style:style style:name="P55" style:family="paragraph" style:parent-style-name="Exo_5f_Num" style:list-style-name="">
      <style:text-properties fo:font-style="normal" officeooo:paragraph-rsid="00461b8b" style:font-style-asian="normal" style:font-style-complex="normal"/>
    </style:style>
    <style:style style:name="P56" style:family="paragraph" style:parent-style-name="Exo_5f_Num" style:list-style-name="">
      <style:paragraph-properties fo:margin-top="0cm" fo:margin-bottom="0.101cm" style:contextual-spacing="false"/>
      <style:text-properties fo:font-style="normal" officeooo:paragraph-rsid="00461b8b" style:font-style-asian="normal" style:font-style-complex="normal"/>
    </style:style>
    <style:style style:name="P57" style:family="paragraph" style:parent-style-name="Exo_5f_Num" style:list-style-name="">
      <style:paragraph-properties fo:margin-top="0cm" fo:margin-bottom="0cm" style:contextual-spacing="false"/>
      <style:text-properties fo:font-style="normal" officeooo:paragraph-rsid="00461b8b" style:font-style-asian="normal" style:font-style-complex="normal"/>
    </style:style>
    <style:style style:name="P58" style:family="paragraph" style:parent-style-name="Exo_5f_Num" style:list-style-name="liste_5f_abc">
      <style:paragraph-properties fo:margin-top="0cm" fo:margin-bottom="0.101cm" style:contextual-spacing="false"/>
      <style:text-properties fo:font-style="normal" officeooo:rsid="004d454f" officeooo:paragraph-rsid="004d454f" style:font-style-asian="normal" style:font-style-complex="normal"/>
    </style:style>
    <style:style style:name="P59" style:family="paragraph" style:parent-style-name="Exo_5f_Num" style:list-style-name="Num_5f_Exo">
      <style:paragraph-properties fo:margin-top="0.4cm" fo:margin-bottom="0.101cm" style:contextual-spacing="false"/>
      <style:text-properties fo:font-style="normal" officeooo:rsid="00569cdb" officeooo:paragraph-rsid="00569cdb" style:font-style-asian="normal" style:font-style-complex="normal"/>
    </style:style>
    <style:style style:name="P60" style:family="paragraph" style:parent-style-name="Exo_5f_Num" style:list-style-name="">
      <style:paragraph-properties fo:margin-top="0cm" fo:margin-bottom="0.101cm" style:contextual-spacing="false"/>
      <style:text-properties fo:font-style="normal" officeooo:rsid="00569cdb" officeooo:paragraph-rsid="00569cdb" style:font-style-asian="normal" style:font-style-complex="normal"/>
    </style:style>
    <style:style style:name="P61" style:family="paragraph" style:parent-style-name="Exo_5f_Num" style:list-style-name="">
      <style:paragraph-properties fo:margin-top="0cm" fo:margin-bottom="0.071cm" style:contextual-spacing="false"/>
      <style:text-properties fo:font-style="normal" officeooo:rsid="00569cdb" officeooo:paragraph-rsid="00569cdb" style:font-style-asian="normal" style:font-style-complex="normal"/>
    </style:style>
    <style:style style:name="P62" style:family="paragraph" style:parent-style-name="Exo_5f_Num" style:list-style-name="">
      <style:paragraph-properties fo:margin-top="0cm" fo:margin-bottom="0.03cm" style:contextual-spacing="false"/>
      <style:text-properties fo:font-style="normal" officeooo:rsid="00569cdb" officeooo:paragraph-rsid="00569cdb" style:font-style-asian="normal" style:font-style-complex="normal"/>
    </style:style>
    <style:style style:name="P63" style:family="paragraph" style:parent-style-name="Exo_5f_Num" style:list-style-name="Num_5f_Exo">
      <style:paragraph-properties fo:text-align="start" style:justify-single-word="false"/>
      <style:text-properties officeooo:paragraph-rsid="00461b8b"/>
    </style:style>
    <style:style style:name="P64" style:family="paragraph" style:parent-style-name="Exo_5f_Num">
      <style:text-properties officeooo:rsid="00489cf6" officeooo:paragraph-rsid="00461b8b"/>
    </style:style>
    <style:style style:name="P65" style:family="paragraph" style:parent-style-name="Exo_5f_Num">
      <style:paragraph-properties fo:margin-top="4.001cm" fo:margin-bottom="0.101cm" style:contextual-spacing="false"/>
    </style:style>
    <style:style style:name="P66" style:family="paragraph" style:parent-style-name="Exo_5f_Num" style:list-style-name="">
      <style:paragraph-properties fo:margin-top="0.499cm" fo:margin-bottom="0.499cm" style:contextual-spacing="false"/>
      <style:text-properties fo:color="#e8a202" loext:opacity="100%" fo:font-style="normal" fo:font-weight="bold" officeooo:rsid="004d454f" officeooo:paragraph-rsid="004d454f" style:font-style-asian="normal" style:font-weight-asian="bold" style:font-style-complex="normal" style:font-weight-complex="bold"/>
    </style:style>
    <style:style style:name="P67" style:family="paragraph" style:parent-style-name="Exo_5f_Num" style:list-style-name="">
      <style:paragraph-properties fo:margin-top="0cm" fo:margin-bottom="0.101cm" style:contextual-spacing="false"/>
      <style:text-properties fo:color="#e8a202" loext:opacity="100%" fo:font-style="normal" fo:font-weight="bold" officeooo:rsid="0049c319" officeooo:paragraph-rsid="00461b8b" style:font-style-asian="normal" style:font-weight-asian="bold" style:font-style-complex="normal" style:font-weight-complex="bold"/>
    </style:style>
    <style:style style:name="P68" style:family="paragraph" style:parent-style-name="Exo_5f_Num" style:list-style-name="Num_5f_Exo">
      <style:paragraph-properties fo:margin-top="0cm" fo:margin-bottom="0.101cm" style:contextual-spacing="false"/>
      <style:text-properties fo:color="#e8a202" loext:opacity="100%" fo:font-style="normal" fo:font-weight="bold" officeooo:rsid="0049c319" officeooo:paragraph-rsid="00569cdb" style:font-style-asian="normal" style:font-weight-asian="bold" style:font-style-complex="normal" style:font-weight-complex="bold"/>
    </style:style>
    <style:style style:name="P69" style:family="paragraph" style:parent-style-name="Exo_5f_Num" style:list-style-name="Num_5f_Exo">
      <style:paragraph-properties fo:margin-top="0cm" fo:margin-bottom="0.101cm" style:contextual-spacing="false"/>
      <style:text-properties fo:color="#e8a202" loext:opacity="100%" fo:letter-spacing="-0.014cm" fo:font-weight="bold" officeooo:rsid="004b7587" officeooo:paragraph-rsid="004b7587" style:font-weight-asian="bold" style:font-weight-complex="bold"/>
    </style:style>
    <style:style style:name="P70" style:family="paragraph" style:parent-style-name="Exo_5f_Num" style:list-style-name="">
      <style:paragraph-properties fo:margin-top="0cm" fo:margin-bottom="0.101cm" style:contextual-spacing="false"/>
      <style:text-properties fo:color="#e8a202" loext:opacity="100%" fo:letter-spacing="-0.014cm" fo:font-weight="bold" officeooo:rsid="004b7587" officeooo:paragraph-rsid="004b7587" style:font-weight-asian="bold" style:font-weight-complex="bold"/>
    </style:style>
    <style:style style:name="P71" style:family="paragraph" style:parent-style-name="Exo_5f_Num" style:list-style-name="liste_5f_abc">
      <style:paragraph-properties fo:margin-top="0.3cm" fo:margin-bottom="0.199cm" style:contextual-spacing="false"/>
      <style:text-properties fo:color="#000000" loext:opacity="100%" fo:font-style="normal" fo:font-weight="normal" officeooo:rsid="00511727" officeooo:paragraph-rsid="00511727" style:font-style-asian="normal" style:font-weight-asian="normal" style:font-style-complex="normal" style:font-weight-complex="normal"/>
    </style:style>
    <style:style style:name="P72" style:family="paragraph" style:parent-style-name="Exo_5f_Num" style:list-style-name="Num_5f_Exo">
      <style:paragraph-properties fo:margin-top="0cm" fo:margin-bottom="0cm" style:contextual-spacing="false"/>
      <style:text-properties fo:color="#000000" loext:opacity="100%" fo:font-style="normal" fo:font-weight="normal" officeooo:rsid="00569cdb" officeooo:paragraph-rsid="005b4487" style:font-style-asian="normal" style:font-weight-asian="normal" style:font-style-complex="normal" style:font-weight-complex="normal"/>
    </style:style>
    <style:style style:name="P73" style:family="paragraph" style:parent-style-name="Exo_5f_Num" style:list-style-name="Num_5f_Exo">
      <style:paragraph-properties fo:margin-top="0cm" fo:margin-bottom="0cm" style:contextual-spacing="false"/>
      <style:text-properties fo:color="#000000" loext:opacity="100%" fo:font-style="normal" fo:font-weight="normal" officeooo:rsid="005b4487" officeooo:paragraph-rsid="005b4487" style:font-style-asian="normal" style:font-weight-asian="normal" style:font-style-complex="normal" style:font-weight-complex="normal"/>
    </style:style>
    <style:style style:name="P74" style:family="paragraph" style:parent-style-name="Exo_5f_Num" style:list-style-name="Num_5f_Exo">
      <style:paragraph-properties fo:margin-top="0cm" fo:margin-bottom="0.101cm" style:contextual-spacing="false"/>
      <style:text-properties fo:color="#000000" loext:opacity="100%" fo:font-style="normal" fo:font-weight="normal" officeooo:rsid="005b4487" officeooo:paragraph-rsid="005b4487" style:font-style-asian="normal" style:font-weight-asian="normal" style:font-style-complex="normal" style:font-weight-complex="normal"/>
    </style:style>
    <style:style style:name="P75" style:family="paragraph" style:parent-style-name="Exo_5f_Num" style:list-style-name="liste_5f_abc">
      <style:paragraph-properties fo:margin-top="0cm" fo:margin-bottom="0.101cm" style:contextual-spacing="false"/>
      <style:text-properties fo:color="#000000" loext:opacity="100%" style:font-name="Bitstream Vera Sans5" fo:font-size="10pt" fo:letter-spacing="-0.014cm" fo:font-weight="normal" officeooo:rsid="004b7587" officeooo:paragraph-rsid="004b7587" style:font-size-asian="10.5pt"/>
    </style:style>
    <style:style style:name="P76" style:family="paragraph" style:parent-style-name="Exo_5f_Num" style:list-style-name="liste_5f_abc">
      <style:paragraph-properties fo:margin-top="0cm" fo:margin-bottom="0.101cm" style:contextual-spacing="false"/>
      <style:text-properties fo:letter-spacing="normal" officeooo:paragraph-rsid="00569cdb"/>
    </style:style>
    <style:style style:name="P77" style:family="paragraph" style:parent-style-name="Exo_5f_Num" style:list-style-name="">
      <style:paragraph-properties fo:margin-top="0.499cm" fo:margin-bottom="0cm" style:contextual-spacing="false"/>
      <style:text-properties fo:letter-spacing="-0.011cm" officeooo:paragraph-rsid="0056c6cf"/>
    </style:style>
    <style:style style:name="P78" style:family="paragraph" style:parent-style-name="Exo_5f_Num" style:list-style-name="">
      <style:paragraph-properties fo:margin-top="0.499cm" fo:margin-bottom="0cm" style:contextual-spacing="false"/>
      <style:text-properties fo:letter-spacing="-0.011cm" officeooo:rsid="0058add7" officeooo:paragraph-rsid="0058add7"/>
    </style:style>
    <style:style style:name="P79" style:family="paragraph" style:parent-style-name="Exo_5f_Num" style:list-style-name="">
      <style:paragraph-properties fo:margin-top="0cm" fo:margin-bottom="0cm" style:contextual-spacing="false"/>
      <style:text-properties fo:letter-spacing="-0.011cm" officeooo:rsid="0058add7" officeooo:paragraph-rsid="0058add7"/>
    </style:style>
    <style:style style:name="P80" style:family="paragraph" style:parent-style-name="Exo_5f_Num" style:list-style-name="liste_5f_abc">
      <style:paragraph-properties fo:margin-top="0.199cm" fo:margin-bottom="0.101cm" style:contextual-spacing="false"/>
      <style:text-properties officeooo:rsid="004b7587"/>
    </style:style>
    <style:style style:name="P81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6397da"/>
    </style:style>
    <style:style style:name="P82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53dac0"/>
    </style:style>
    <style:style style:name="P83" style:family="paragraph" style:parent-style-name="FILET_5f_POINTILLES" style:list-style-name="Num_5f_Exo">
      <style:text-properties officeooo:paragraph-rsid="00651ca1"/>
    </style:style>
    <style:style style:name="P84" style:family="paragraph" style:parent-style-name="FILET_5f_POINTILLES" style:list-style-name="Num_5f_Exo">
      <style:paragraph-properties fo:margin-top="0.199cm" fo:margin-bottom="0.101cm" style:contextual-spacing="false" fo:line-height="100%"/>
      <style:text-properties officeooo:paragraph-rsid="00651ca1"/>
    </style:style>
    <style:style style:name="P85" style:family="paragraph" style:parent-style-name="FILET_5f_POINTILLES">
      <style:paragraph-properties style:line-height-at-least="0.7cm"/>
      <style:text-properties officeooo:paragraph-rsid="003a813f"/>
    </style:style>
    <style:style style:name="P86" style:family="paragraph" style:parent-style-name="Standard" style:list-style-name="liste_5f_abc">
      <style:paragraph-properties fo:text-align="start" style:justify-single-word="false"/>
      <style:text-properties fo:letter-spacing="-0.011cm" officeooo:paragraph-rsid="0049c319"/>
    </style:style>
    <style:style style:name="P87" style:family="paragraph" style:parent-style-name="Standard" style:list-style-name="liste_5f_abc">
      <style:paragraph-properties fo:margin-top="0.3cm" fo:margin-bottom="0cm" style:contextual-spacing="false" fo:text-align="justify" style:justify-single-word="false"/>
      <style:text-properties fo:letter-spacing="-0.004cm" officeooo:rsid="0049c319" officeooo:paragraph-rsid="004e370c"/>
    </style:style>
    <style:style style:name="P88" style:family="paragraph" style:parent-style-name="Standard" style:list-style-name="liste_5f_abc">
      <style:paragraph-properties fo:margin-top="0.199cm" fo:margin-bottom="0cm" style:contextual-spacing="false" fo:text-align="start" style:justify-single-word="false"/>
      <style:text-properties officeooo:paragraph-rsid="0049c319"/>
    </style:style>
    <style:style style:name="P89" style:family="paragraph" style:parent-style-name="Standard" style:list-style-name="liste_5f_abc">
      <style:paragraph-properties fo:margin-top="0.3cm" fo:margin-bottom="0.3cm" style:contextual-spacing="false" fo:text-align="start" style:justify-single-word="false"/>
      <style:text-properties fo:color="#000000" loext:opacity="100%" officeooo:rsid="004c89ac" officeooo:paragraph-rsid="004c89ac"/>
    </style:style>
    <style:style style:name="P90" style:family="paragraph" style:parent-style-name="_5f_Paragraphe_20_livret" style:list-style-name="Num_5f_Exo">
      <style:paragraph-properties fo:margin-top="0.801cm" fo:margin-bottom="0.101cm" style:contextual-spacing="false"/>
      <style:text-properties officeooo:paragraph-rsid="003b591a"/>
    </style:style>
    <style:style style:name="P91" style:family="paragraph" style:parent-style-name="_5f_Paragraphe_20_livret_20_" style:list-style-name="liste_5f_abc"/>
    <style:style style:name="P92" style:family="paragraph" style:parent-style-name="_5f_Paragraphe_20_livret_20_" style:list-style-name="liste_5f_abc">
      <style:paragraph-properties fo:text-align="start" style:justify-single-word="false"/>
      <style:text-properties officeooo:paragraph-rsid="00672fbf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text-properties fo:color="#e8c32a" loext:opacity="100%" loext:color-lum-mod="100%" loext:color-lum-off="0%" style:font-name="Bitstream Vera Sans1" fo:font-size="10pt" fo:font-weight="bold" style:font-size-asian="10pt" style:font-name-complex="Bitstream Vera Sans1" style:font-size-complex="10pt"/>
    </style:style>
    <style:style style:name="P103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 style:writing-mode="lr-tb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3b3b3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style:writing-mode="lr-tb"/>
      <style:text-properties style:font-name="Bitstream Vera Sans1" fo:font-size="10pt" style:font-size-asian="10pt" style:font-size-complex="10pt"/>
    </style:style>
    <style:style style:name="P1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1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403fc0"/>
    </style:style>
    <style:style style:name="T5" style:family="text">
      <style:text-properties officeooo:rsid="003459de"/>
    </style:style>
    <style:style style:name="T6" style:family="text">
      <style:text-properties officeooo:rsid="002da2a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2dc23" style:font-style-asian="normal" style:font-style-complex="normal"/>
    </style:style>
    <style:style style:name="T9" style:family="text">
      <style:text-properties fo:font-style="normal" officeooo:rsid="00466fef" style:font-style-asian="normal" style:font-style-complex="normal"/>
    </style:style>
    <style:style style:name="T10" style:family="text">
      <style:text-properties fo:font-style="normal" officeooo:rsid="0049c319" style:font-style-asian="normal" style:font-style-complex="normal"/>
    </style:style>
    <style:style style:name="T11" style:family="text">
      <style:text-properties fo:font-style="normal" officeooo:rsid="00511727" style:font-style-asian="normal" style:font-style-complex="normal"/>
    </style:style>
    <style:style style:name="T12" style:family="text">
      <style:text-properties style:text-position="0% 100%" officeooo:rsid="00298cf6" style:font-name-asian="OpenSymbol" style:font-style-asian="normal" style:font-name-complex="OpenSymbol" style:font-style-complex="normal"/>
    </style:style>
    <style:style style:name="T13" style:family="text">
      <style:text-properties style:text-position="0% 100%" fo:letter-spacing="-0.011cm" officeooo:rsid="00298cf6" style:font-name-asian="OpenSymbol" style:font-style-asian="normal" style:font-name-complex="OpenSymbol" style:font-style-complex="normal"/>
    </style:style>
    <style:style style:name="T14" style:family="text">
      <style:text-properties style:font-name="OpenSymbol" fo:font-size="10pt" fo:letter-spacing="-0.004cm" officeooo:rsid="0029316f" style:font-size-asian="10pt" style:font-style-asian="normal" style:font-size-complex="10pt" style:font-style-complex="normal"/>
    </style:style>
    <style:style style:name="T15" style:family="text">
      <style:text-properties fo:letter-spacing="-0.011cm"/>
    </style:style>
    <style:style style:name="T16" style:family="text">
      <style:text-properties fo:letter-spacing="-0.011cm" officeooo:rsid="0058add7"/>
    </style:style>
    <style:style style:name="T17" style:family="text">
      <style:text-properties style:use-window-font-color="true" loext:opacity="0%" style:font-name="Bitstream Vera Sans5" fo:font-size="10pt" fo:font-style="normal" fo:font-weight="normal" officeooo:rsid="004f5bb5" style:font-size-asian="10.5pt" style:font-style-asian="normal" style:font-style-complex="normal"/>
    </style:style>
    <style:style style:name="T18" style:family="text">
      <style:text-properties style:use-window-font-color="true" loext:opacity="0%" style:font-name="Bitstream Vera Sans5" fo:font-size="10pt" fo:font-style="normal" fo:font-weight="normal" officeooo:rsid="00511727" style:font-size-asian="10.5pt" style:font-style-asian="normal" style:font-style-complex="normal"/>
    </style:style>
    <style:style style:name="T19" style:family="text">
      <style:text-properties style:use-window-font-color="true" loext:opacity="0%" style:font-name="Bitstream Vera Sans5" fo:font-size="10pt" fo:letter-spacing="-0.004cm" fo:font-weight="normal" officeooo:rsid="0029316f" style:font-size-asian="10.5pt"/>
    </style:style>
    <style:style style:name="T20" style:family="text">
      <style:text-properties style:use-window-font-color="true" loext:opacity="0%" style:font-name="Bitstream Vera Sans5" fo:font-size="10pt" fo:letter-spacing="-0.004cm" fo:font-weight="normal" officeooo:rsid="004b7587" style:font-size-asian="10.5pt"/>
    </style:style>
    <style:style style:name="T21" style:family="text">
      <style:text-properties officeooo:rsid="004449bb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4449bb"/>
    </style:style>
    <style:style style:name="T24" style:family="text">
      <style:text-properties fo:color="#000000" loext:opacity="100%" officeooo:rsid="00461b8b"/>
    </style:style>
    <style:style style:name="T25" style:family="text">
      <style:text-properties fo:color="#000000" loext:opacity="100%" fo:font-style="normal" style:font-style-asian="normal" style:font-style-complex="normal"/>
    </style:style>
    <style:style style:name="T26" style:family="text">
      <style:text-properties fo:color="#000000" loext:opacity="100%" fo:font-style="normal" officeooo:rsid="0046a0a0" style:font-style-asian="normal" style:font-style-complex="normal"/>
    </style:style>
    <style:style style:name="T27" style:family="text">
      <style:text-properties fo:color="#000000" loext:opacity="100%" fo:font-style="normal" officeooo:rsid="005b4487" style:font-style-asian="normal" style:font-style-complex="normal"/>
    </style:style>
    <style:style style:name="T28" style:family="text">
      <style:text-properties fo:color="#000000" loext:opacity="100%" fo:font-style="normal" fo:font-weight="normal" officeooo:rsid="00511727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fo:font-style="normal" fo:font-weight="normal" officeooo:rsid="0049c319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font-name="Bitstream Vera Sans5" fo:font-size="10pt" fo:font-weight="normal" officeooo:rsid="00511727" style:font-weight-asian="normal" style:font-weight-complex="normal"/>
    </style:style>
    <style:style style:name="T31" style:family="text">
      <style:text-properties fo:color="#000000" loext:opacity="100%" style:font-name="Bitstream Vera Sans5" fo:font-size="10pt" fo:font-weight="normal" officeooo:rsid="0053dac0" style:font-weight-asian="normal" style:font-weight-complex="normal"/>
    </style:style>
    <style:style style:name="T32" style:family="text">
      <style:text-properties fo:color="#000000" loext:opacity="100%" style:font-name="Bitstream Vera Sans5" fo:font-size="10pt" officeooo:rsid="0053dac0"/>
    </style:style>
    <style:style style:name="T33" style:family="text">
      <style:text-properties fo:color="#000000" loext:opacity="100%" style:font-name="Bitstream Vera Sans5" fo:font-size="10pt" fo:font-style="normal" fo:font-weight="normal" officeooo:rsid="0049c319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style:font-name="Bitstream Vera Sans5" fo:font-size="10pt" fo:font-style="normal" fo:font-weight="normal" officeooo:rsid="0053dac0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weight="normal" officeooo:rsid="00511727" style:font-weight-asian="normal" style:font-weight-complex="normal"/>
    </style:style>
    <style:style style:name="T36" style:family="text">
      <style:text-properties fo:color="#000000" loext:opacity="100%" fo:font-weight="normal" officeooo:rsid="00569cdb" style:font-weight-asian="normal" style:font-weight-complex="normal"/>
    </style:style>
    <style:style style:name="T37" style:family="text">
      <style:text-properties fo:color="#000000" loext:opacity="100%" officeooo:rsid="00511727"/>
    </style:style>
    <style:style style:name="T38" style:family="text">
      <style:text-properties fo:color="#000000" loext:opacity="100%" style:font-name="Bitstream Vera Sans4" fo:font-size="10pt" fo:letter-spacing="-0.004cm" fo:font-style="normal" fo:font-weight="normal" officeooo:rsid="005e49cc" style:font-size-asian="10pt" style:font-style-asian="normal" style:font-weight-asian="normal" style:font-style-complex="normal"/>
    </style:style>
    <style:style style:name="T39" style:family="text">
      <style:text-properties fo:color="#000000" loext:opacity="100%" style:font-name="Wingdings" fo:font-style="normal" officeooo:rsid="00672fbf" style:font-name-asian="Wingdings" style:font-style-asian="normal" style:font-name-complex="Wingdings" style:font-style-complex="normal"/>
    </style:style>
    <style:style style:name="T40" style:family="text">
      <style:text-properties style:font-name="Segoe UI" fo:font-style="normal" officeooo:rsid="00466fef" style:font-style-asian="normal" style:font-style-complex="normal"/>
    </style:style>
    <style:style style:name="T41" style:family="text">
      <style:text-properties officeooo:rsid="0049c319"/>
    </style:style>
    <style:style style:name="T42" style:family="text">
      <style:text-properties fo:color="#e8a202" loext:opacity="100%" fo:font-weight="normal" officeooo:rsid="0049c319" style:font-weight-asian="normal" style:font-weight-complex="normal"/>
    </style:style>
    <style:style style:name="T43" style:family="text">
      <style:text-properties fo:color="#e8a202" loext:opacity="100%" fo:letter-spacing="normal" fo:font-style="normal" fo:font-weight="normal" officeooo:rsid="0049c319" style:font-style-asian="normal" style:font-weight-asian="normal" style:font-style-complex="normal" style:font-weight-complex="normal"/>
    </style:style>
    <style:style style:name="T44" style:family="text">
      <style:text-properties style:font-name="Bitstream Vera Sans5" fo:font-size="10pt" officeooo:rsid="004b7587"/>
    </style:style>
    <style:style style:name="T45" style:family="text">
      <style:text-properties style:font-name="Bitstream Vera Sans5" fo:font-size="10pt" officeooo:rsid="0049c319"/>
    </style:style>
    <style:style style:name="T46" style:family="text">
      <style:text-properties style:font-name="Bitstream Vera Sans5" fo:font-size="10pt" officeooo:rsid="004e370c"/>
    </style:style>
    <style:style style:name="T47" style:family="text">
      <style:text-properties fo:letter-spacing="-0.004cm"/>
    </style:style>
    <style:style style:name="T48" style:family="text">
      <style:text-properties fo:letter-spacing="-0.004cm" fo:font-style="normal" style:font-style-asian="normal" style:font-style-complex="normal"/>
    </style:style>
    <style:style style:name="T49" style:family="text">
      <style:text-properties fo:letter-spacing="-0.004cm" fo:font-style="normal" officeooo:rsid="0029316f" style:font-style-asian="normal" style:font-style-complex="normal"/>
    </style:style>
    <style:style style:name="T50" style:family="text">
      <style:text-properties fo:letter-spacing="-0.004cm" fo:font-style="normal" officeooo:rsid="006397da" style:font-style-asian="normal" style:font-style-complex="normal"/>
    </style:style>
    <style:style style:name="T51" style:family="text">
      <style:text-properties fo:letter-spacing="-0.004cm" fo:font-style="normal" officeooo:rsid="002843a6" style:font-style-asian="normal" style:font-style-complex="normal"/>
    </style:style>
    <style:style style:name="T52" style:family="text">
      <style:text-properties fo:letter-spacing="-0.004cm" fo:font-style="normal" officeooo:rsid="00298cf6" style:font-style-asian="normal" style:font-style-complex="normal"/>
    </style:style>
    <style:style style:name="T53" style:family="text">
      <style:text-properties fo:letter-spacing="-0.004cm" officeooo:rsid="0029316f"/>
    </style:style>
    <style:style style:name="T54" style:family="text">
      <style:text-properties fo:letter-spacing="-0.018cm"/>
    </style:style>
    <style:style style:name="T55" style:family="text">
      <style:text-properties fo:font-weight="normal" officeooo:rsid="0049c319" style:font-style-asian="normal" style:font-weight-asian="normal" style:font-style-complex="normal" style:font-weight-complex="normal"/>
    </style:style>
    <style:style style:name="T56" style:family="text">
      <style:text-properties fo:letter-spacing="0.004cm" fo:font-style="normal" style:font-style-asian="normal" style:font-style-complex="normal"/>
    </style:style>
    <style:style style:name="T57" style:family="text">
      <style:text-properties officeooo:rsid="0053dac0"/>
    </style:style>
    <style:style style:name="T58" style:family="text">
      <style:text-properties style:font-name="Wingdings" officeooo:rsid="00672fbf" style:font-name-asian="Wingdings" style:font-name-complex="Wingdings"/>
    </style:style>
    <style:style style:name="T59" style:family="text">
      <style:text-properties officeooo:rsid="0067d3c3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e8c32a" loext:opacity="100%" style:font-name="Bitstream Vera Sans1" fo:font-size="10pt" fo:font-weight="bold" style:font-size-asian="10pt" style:font-name-complex="Bitstream Vera Sans1" style:font-size-complex="10pt"/>
    </style:style>
    <style:style style:name="T62" style:family="text">
      <style:text-properties fo:font-variant="normal" fo:text-transform="none" fo:color="#b3b3b3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Bitstream Vera Sans1" fo:font-size="10pt" style:font-size-asian="10pt" style:font-size-complex="10pt"/>
    </style:style>
    <style:style style:name="T6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67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1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7672" svg:stroke-width="0.019cm" svg:stroke-color="#000000" draw:marker-start="" draw:marker-start-width="0.33cm" draw:marker-start-center="false" draw:marker-end="" draw:marker-end-width="0.3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Dashed_20__28_var_29__20_7673" svg:stroke-width="0.019cm" svg:stroke-color="#000000" draw:marker-start="" draw:marker-start-width="0.33cm" draw:marker-start-center="false" draw:marker-end="" draw:marker-end-width="0.3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767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67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767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767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Dashed_20__28_var_29__20_767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767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Dashed_20__28_var_29__20_768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768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Fine_20_Dashed" svg:stroke-width="0.041cm" svg:stroke-color="#000000" draw:marker-start="" draw:marker-start-width="0.319cm" draw:marker-start-center="false" draw:marker-end="" draw:marker-end-width="0.319cm" draw:marker-end-center="false" draw:fill="solid" draw:fill-color="#729fcf" draw:textarea-horizontal-align="justify" draw:textarea-vertical-align="middle" fo:padding-top="0.145cm" fo:padding-bottom="0.145cm" fo:padding-left="0.268cm" fo:padding-right="0.268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color="#000000" draw:fill="none" draw:fill-color="#ffffff" fo:min-height="0.766cm" style:run-through="foreground"/>
      <style:paragraph-properties style:writing-mode="lr-tb"/>
    </style:style>
    <style:style style:name="gr23" style:family="graphic">
      <style:graphic-properties draw:stroke="solid" draw:stroke-dash="Dashed_20__28_var_29__20_729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295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7296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297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Dashed_20__28_var_29__20_7298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299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300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30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draw:stroke-dash="Ultrafine_20_Dashed" svg:stroke-width="0.019cm" svg:stroke-color="#ff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Ultrafine_20_Dashed" svg:stroke-width="0.019cm" svg:stroke-color="#ff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3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7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9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455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45cm" fo:min-width="0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55cm" fo:min-width="0.2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0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363cm" fo:min-width="0.1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ffa6a6" draw:textarea-horizontal-align="justify" draw:textarea-vertical-align="middle" draw:auto-grow-height="false" fo:min-height="0.12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34cm" fo:min-width="0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98cm" fo:min-width="0.9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16cm" fo:min-width="0.4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dash" draw:stroke-dash="Fine_20_Dashed" svg:stroke-width="0.019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64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color="#000000" draw:fill="none" draw:fill-color="#ffffff" fo:min-height="0.926cm" style:run-through="foreground"/>
      <style:paragraph-properties style:writing-mode="lr-tb"/>
    </style:style>
    <style:style style:name="gr66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dash" draw:stroke-dash="Dashed_20__28_var_29__20_7683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dash" draw:stroke-dash="Dashed_20__28_var_29__20_7684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7685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7686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dash" draw:stroke-dash="Dashed_20__28_var_29__20_7687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color="#000000" draw:fill="none" draw:fill-color="#ffffff" fo:min-height="0.92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fo:margin-left="0cm" fo:margin-right="0.49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7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Ultrafine_20_Dashed" svg:stroke-width="0.019cm" svg:stroke-color="#000000" draw:marker-start-width="0.155cm" draw:marker-start-center="false" draw:marker-end-width="0.155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1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2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draw:stroke-dash="Ultrafine_20_Dashed" svg:stroke-width="0.019cm" svg:stroke-color="#000000" draw:marker-start-width="0.3cm" draw:marker-start-center="false" draw:marker-end-width="0.3cm" draw:marker-end-center="false" draw:fill="none" draw:fill-color="#ffffff" draw:auto-grow-width="true" fo:min-height="0.372cm" fo:min-width="0.0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581749" text:style-name="Num_5f_Exo">
        <text:list-item>
          <text:h text:style-name="P47" text:outline-level="1"><text:span text:style-name="T7"> </text:span><text:span text:style-name="T8">Complète.</text:span></text:h>
          <text:h text:style-name="P51" text:outline-level="1"><draw:g text:anchor-type="paragraph" draw:z-index="22" draw:name="Forme13" draw:style-name="gr1"><draw:polygon draw:style-name="gr23" draw:text-style-name="P103" svg:width="2.403cm" svg:height="2.847cm" draw:transform="skewX (0.352207443052456) rotate (2.25426726187588) translate (3.246399994739cm 3.74783326256112cm)" svg:viewBox="0 0 2404 2848" draw:points="688,0 1718,409 2404,2443 1374,2848 0,2033"><text:p/></draw:polygon><draw:line draw:style-name="gr24" draw:text-style-name="P103" svg:x1="2.838cm" svg:y1="3.227cm" svg:x2="2.018cm" svg:y2="2.875cm"><text:p/></draw:line><draw:line draw:style-name="gr25" draw:text-style-name="P103" svg:x1="5.228cm" svg:y1="1.7cm" svg:x2="4.431cm" svg:y2="1.328cm"><text:p/></draw:line><draw:polyline draw:style-name="gr26" draw:text-style-name="P104" svg:width="1.68cm" svg:height="2.392cm" draw:transform="skewX (0.324456707945746) rotate (2.23629037058033) translate (2.02674827352322cm 2.87237145283168cm)" svg:viewBox="0 0 1681 2393" draw:points="1681,2393 1012,394 0,0"><text:p/></draw:polyline><draw:polyline draw:style-name="gr27" draw:text-style-name="P104" svg:width="2.398cm" svg:height="2.847cm" draw:transform="skewX (0.346098790670476) rotate (2.2478095436435) translate (2.44707758445279cm 3.40581024651553cm)" svg:viewBox="0 0 2399 2848" draw:points="2399,2437 1371,2848 0,2040 685,0"><text:p/></draw:polyline><draw:line draw:style-name="gr28" draw:text-style-name="P103" svg:x1="5.295cm" svg:y1="3.026cm" svg:x2="4.475cm" svg:y2="2.674cm"><text:p/></draw:line><draw:line draw:style-name="gr29" draw:text-style-name="P103" svg:x1="4.167cm" svg:y1="1.038cm" svg:x2="3.347cm" svg:y2="0.686cm"><text:p/></draw:line><draw:line draw:style-name="gr30" draw:text-style-name="P103" svg:x1="2.557cm" svg:y1="2.28cm" svg:x2="1.812cm" svg:y2="1.96cm"><text:p/></draw:line><draw:line draw:name="Forme2" draw:style-name="gr31" draw:text-style-name="P105" svg:x1="6.207cm" svg:y1="2.043cm" svg:x2="4.708cm" svg:y2="2.262cm"><text:p/></draw:line><draw:frame draw:name="Forme3" draw:style-name="gr32" draw:text-style-name="P107" svg:width="2.782cm" svg:height="0.74cm" svg:x="6.102cm" svg:y="1.635cm"><draw:text-box><text:p text:style-name="P106"><text:span text:style-name="T62">…………</text:span><text:span text:style-name="T62">..</text:span></text:p></draw:text-box></draw:frame><draw:line draw:name="Forme2" draw:style-name="gr31" draw:text-style-name="P105" svg:x1="4.951cm" svg:y1="0.339cm" svg:x2="3.452cm" svg:y2="0.558cm"><text:p/></draw:line><draw:frame draw:name="Forme3" draw:style-name="gr32" draw:text-style-name="P107" svg:width="2.784cm" svg:height="0.74cm" svg:x="4.983cm" svg:y="-0.065cm"><draw:text-box><text:p text:style-name="P106"><text:span text:style-name="T62">…………</text:span><text:span text:style-name="T62">..</text:span></text:p></draw:text-box></draw:frame><draw:frame draw:name="Forme3" draw:style-name="gr32" draw:text-style-name="P108" svg:width="2.782cm" svg:height="0.74cm" svg:x="0.002cm" svg:y="0.535cm"><draw:text-box><text:p text:style-name="P106"><text:span text:style-name="T62">…………</text:span><text:span text:style-name="T62">..</text:span></text:p></draw:text-box></draw:frame><draw:line draw:name="Forme2" draw:style-name="gr31" draw:text-style-name="P105" svg:x1="1.298cm" svg:y1="1.234cm" svg:x2="2.018cm" svg:y2="1.615cm"><text:p/></draw:line><draw:frame draw:name="Forme4" draw:style-name="gr33" draw:text-style-name="P109" svg:width="0.521cm" svg:height="0.664cm" svg:x="1.164cm" svg:y="1.635cm"><draw:text-box><text:p text:style-name="P106"><text:span text:style-name="T63">A</text:span></text:p></draw:text-box></draw:frame><draw:frame draw:name="Forme4" draw:style-name="gr34" draw:text-style-name="P110" svg:width="0.521cm" svg:height="0.659cm" svg:x="2.464cm" svg:y="2.135cm"><draw:text-box><text:p text:style-name="P106"><text:span text:style-name="T64">B</text:span></text:p></draw:text-box></draw:frame><draw:frame draw:name="Forme4" draw:style-name="gr34" draw:text-style-name="P110" svg:width="0.519cm" svg:height="0.659cm" svg:x="1.484cm" svg:y="2.734cm"><draw:text-box><text:p text:style-name="P106"><text:span text:style-name="T64">D</text:span></text:p></draw:text-box></draw:frame><draw:frame draw:name="Forme4" draw:style-name="gr34" draw:text-style-name="P110" svg:width="0.519cm" svg:height="0.659cm" svg:x="2.584cm" svg:y="3.189cm"><draw:text-box><text:p text:style-name="P106"><text:span text:style-name="T64">C</text:span></text:p></draw:text-box></draw:frame></draw:g></text:h>
          <text:h text:style-name="P52" text:outline-level="1"/>
        </text:list-item>
      </text:list>
      <text:h text:style-name="P54" text:outline-level="1"/>
      <text:p text:style-name="P34"><text:span text:style-name="T22">La face ABCD est en réalité un</text:span> ……………………….<text:span text:style-name="T22">,</text:span> <text:span text:style-name="T23">c’est une face</text:span><text:span text:style-name="T21"> ………………………….. </text:span><text:span text:style-name="T23">d</text:span><text:span text:style-name="T24">e ce</text:span><text:span text:style-name="T23"> </text:span><text:span text:style-name="T21">………………………….. </text:span><text:span text:style-name="T23">.</text:span></text:p>
      <text:list xml:id="list214540216182544" text:continue-numbering="true" text:style-name="Num_5f_Exo">
        <text:list-item>
          <text:h text:style-name="P63" text:outline-level="1"><draw:frame text:anchor-type="paragraph" draw:z-index="13" draw:name="Forme2" draw:style-name="gr72" draw:text-style-name="P114" svg:width="1.174cm" svg:height="0.927cm" svg:x="8.689cm" svg:y="1.281cm"><draw:text-box><text:p><text:span text:style-name="T65">B</text:span></text:p></draw:text-box></draw:frame><draw:frame text:anchor-type="paragraph" draw:z-index="14" draw:name="Forme2" draw:style-name="gr72" draw:text-style-name="P114" svg:width="1.174cm" svg:height="0.927cm" svg:x="8.717cm" svg:y="4.281cm"><draw:text-box><text:p><text:span text:style-name="T65">E</text:span></text:p></draw:text-box></draw:frame><draw:g text:anchor-type="paragraph" draw:z-index="15" draw:name="Forme5" draw:style-name="gr64"><draw:frame draw:name="Forme2" draw:style-name="gr65" draw:text-style-name="P114" svg:width="1.174cm" svg:height="0.927cm" svg:x="6.152cm" svg:y="1.362cm"><draw:text-box><text:p><text:span text:style-name="T65">A</text:span></text:p></draw:text-box></draw:frame><draw:g draw:name="Forme3" draw:style-name="gr2"><draw:line draw:style-name="gr66" draw:text-style-name="P115" svg:x1="6.519cm" svg:y1="4.367cm" svg:x2="8.519cm" svg:y2="4.367cm"><text:p/></draw:line><draw:line draw:style-name="gr67" draw:text-style-name="P115" svg:x1="6.519cm" svg:y1="4.363cm" svg:x2="8.019cm" svg:y2="3.963cm"><text:p/></draw:line><draw:line draw:style-name="gr68" draw:text-style-name="P115" svg:x1="8.019cm" svg:y1="3.963cm" svg:x2="8.519cm" svg:y2="4.363cm"><text:p/></draw:line><draw:line draw:style-name="gr66" draw:text-style-name="P115" svg:x1="6.525cm" svg:y1="1.365cm" svg:x2="8.525cm" svg:y2="1.365cm"><text:p/></draw:line><draw:line draw:style-name="gr69" draw:text-style-name="P115" svg:x1="6.505cm" svg:y1="1.368cm" svg:x2="8.005cm" svg:y2="0.968cm"><text:p/></draw:line><draw:line draw:style-name="gr70" draw:text-style-name="P115" svg:x1="8.012cm" svg:y1="0.968cm" svg:x2="8.512cm" svg:y2="1.368cm"><text:p/></draw:line><draw:line draw:style-name="gr66" draw:text-style-name="P115" svg:x1="6.519cm" svg:y1="1.365cm" svg:x2="6.519cm" svg:y2="4.365cm"><text:p/></draw:line><draw:line draw:style-name="gr66" draw:text-style-name="P115" svg:x1="8.521cm" svg:y1="1.365cm" svg:x2="8.521cm" svg:y2="4.365cm"><text:p/></draw:line><draw:line draw:style-name="gr71" draw:text-style-name="P115" svg:x1="8.003cm" svg:y1="0.955cm" svg:x2="8.003cm" svg:y2="3.955cm"><text:p/></draw:line></draw:g><draw:frame draw:name="Forme2" draw:style-name="gr65" draw:text-style-name="P114" svg:width="1.174cm" svg:height="0.927cm" svg:x="7.816cm" svg:y="0.441cm"><draw:text-box><text:p><text:span text:style-name="T65">C</text:span></text:p></draw:text-box></draw:frame><draw:frame draw:name="Forme2" draw:style-name="gr65" draw:text-style-name="P114" svg:width="1.174cm" svg:height="0.927cm" svg:x="6.043cm" svg:y="4.235cm"><draw:text-box><text:p><text:span text:style-name="T65">D</text:span></text:p></draw:text-box></draw:frame><draw:frame draw:name="Forme2" draw:style-name="gr65" draw:text-style-name="P114" svg:width="1.174cm" svg:height="0.927cm" svg:x="7.544cm" svg:y="3.44cm"><draw:text-box><text:p><text:span text:style-name="T65">F</text:span></text:p></draw:text-box></draw:frame></draw:g><text:span text:style-name="T40"> É</text:span><text:span text:style-name="T9">cris le numéro des affirmations qui sont vraies.</text:span></text:h>
        </text:list-item>
      </text:list>
      <text:list xml:id="list3559137241" text:style-name="liste_5f_abc">
        <text:list-header>
          <text:p text:style-name="P92"><text:span text:style-name="T58"></text:span> Les faces ABC et DEF sont parallèles.</text:p>
        </text:list-header>
      </text:list>
      <text:p text:style-name="P41"><text:span text:style-name="T39"></text:span><text:span text:style-name="T25"> Les arêtes [AC</text:span><text:span text:style-name="T27">]</text:span><text:span text:style-name="T25"> et [DF] sont </text:span>parallèles.</text:p>
      <text:p text:style-name="P41"><text:span text:style-name="T39"></text:span><text:span text:style-name="T25"> </text:span>Les arêtes [CF] et [AB] sont sécantes.</text:p>
      <text:p text:style-name="P45"><text:span text:style-name="T39"></text:span><text:span text:style-name="T26"> F appartient à la face ABED</text:span><text:span text:style-name="T25">.</text:span></text:p>
      <text:p text:style-name="P45"><text:span text:style-name="T39"></text:span><text:span text:style-name="T26"> La face CBEF est un rectangle</text:span><text:span text:style-name="T25">.</text:span></text:p>
      <text:p text:style-name="P35"><text:tab/></text:p>
      <text:list xml:id="list214539942821640" text:continue-list="list214540216182544" text:style-name="Num_5f_Exo">
        <text:list-item>
          <text:h text:style-name="P64" text:outline-level="1"> <text:span text:style-name="T47">Complète les représentations en perspective des prismes droits suivants.</text:span></text:h>
        </text:list-item>
      </text:list>
      <text:p text:style-name="P46"><draw:g text:anchor-type="paragraph" draw:z-index="23" draw:name="DrawObject1" draw:style-name="gr18"><draw:line draw:name="Forme15" draw:style-name="gr19" draw:text-style-name="P99" svg:x1="0.643cm" svg:y1="0.561cm" svg:x2="8.144cm" svg:y2="0.561cm"><text:p/></draw:line><draw:line draw:name="Forme16" draw:style-name="gr19" draw:text-style-name="P99" svg:x1="0.643cm" svg:y1="1.261cm" svg:x2="8.144cm" svg:y2="1.261cm"><text:p/></draw:line><draw:line draw:name="Forme17" draw:style-name="gr19" draw:text-style-name="P99" svg:x1="0.643cm" svg:y1="1.958cm" svg:x2="8.144cm" svg:y2="1.958cm"><text:p/></draw:line><draw:line draw:name="Forme18" draw:style-name="gr19" draw:text-style-name="P99" svg:x1="0.643cm" svg:y1="2.658cm" svg:x2="8.144cm" svg:y2="2.658cm"><text:p/></draw:line><draw:line draw:name="Forme19" draw:style-name="gr19" draw:text-style-name="P99" svg:x1="0.643cm" svg:y1="3.354cm" svg:x2="8.144cm" svg:y2="3.354cm"><text:p/></draw:line><draw:line draw:name="Forme20" draw:style-name="gr19" draw:text-style-name="P99" svg:x1="3.663cm" svg:y1="0.262cm" svg:x2="3.663cm" svg:y2="3.653cm"><text:p/></draw:line><draw:line draw:name="Forme21" draw:style-name="gr19" draw:text-style-name="P99" svg:x1="2.981cm" svg:y1="0.262cm" svg:x2="2.981cm" svg:y2="3.653cm"><text:p/></draw:line><draw:line draw:name="Forme22" draw:style-name="gr19" draw:text-style-name="P99" svg:x1="2.3cm" svg:y1="0.262cm" svg:x2="2.3cm" svg:y2="3.653cm"><text:p/></draw:line><draw:line draw:name="Forme23" draw:style-name="gr19" draw:text-style-name="P99" svg:x1="1.619cm" svg:y1="0.262cm" svg:x2="1.619cm" svg:y2="3.653cm"><text:p/></draw:line><draw:line draw:name="Forme24" draw:style-name="gr19" draw:text-style-name="P99" svg:x1="0.935cm" svg:y1="0.262cm" svg:x2="0.935cm" svg:y2="3.653cm"><text:p/></draw:line><draw:line draw:name="Forme25" draw:style-name="gr19" draw:text-style-name="P99" svg:x1="6.39cm" svg:y1="0.262cm" svg:x2="6.39cm" svg:y2="3.653cm"><text:p/></draw:line><draw:line draw:name="Forme26" draw:style-name="gr19" draw:text-style-name="P99" svg:x1="5.708cm" svg:y1="0.262cm" svg:x2="5.708cm" svg:y2="3.653cm"><text:p/></draw:line><draw:line draw:name="Forme27" draw:style-name="gr19" draw:text-style-name="P99" svg:x1="5.027cm" svg:y1="0.262cm" svg:x2="5.027cm" svg:y2="3.653cm"><text:p/></draw:line><draw:line draw:name="Forme28" draw:style-name="gr19" draw:text-style-name="P99" svg:x1="4.346cm" svg:y1="0.262cm" svg:x2="4.346cm" svg:y2="3.653cm"><text:p/></draw:line><draw:line draw:name="Forme29" draw:style-name="gr19" draw:text-style-name="P99" svg:x1="7.754cm" svg:y1="0.262cm" svg:x2="7.754cm" svg:y2="3.653cm"><text:p/></draw:line><draw:line draw:name="Forme30" draw:style-name="gr19" draw:text-style-name="P99" svg:x1="7.073cm" svg:y1="0.262cm" svg:x2="7.073cm" svg:y2="3.653cm"><text:p/></draw:line><draw:line draw:name="Forme31" draw:style-name="gr20" draw:text-style-name="P99" svg:x1="1.617cm" svg:y1="1.261cm" svg:x2="0.935cm" svg:y2="3.356cm"><text:p/></draw:line><draw:line draw:name="Forme32" draw:style-name="gr20" draw:text-style-name="P99" svg:x1="1.619cm" svg:y1="1.261cm" svg:x2="2.301cm" svg:y2="2.657cm"><text:p/></draw:line><draw:line draw:name="Forme33" draw:style-name="gr20" draw:text-style-name="P99" svg:x1="2.299cm" svg:y1="2.658cm" svg:x2="0.935cm" svg:y2="3.356cm"><text:p/></draw:line><draw:line draw:name="Forme34" draw:style-name="gr20" draw:text-style-name="P99" svg:x1="1.619cm" svg:y1="1.259cm" svg:x2="3.665cm" svg:y2="0.561cm"><text:p/></draw:line><draw:line draw:name="Forme35" draw:style-name="gr20" draw:text-style-name="P99" svg:x1="5.708cm" svg:y1="0.561cm" svg:x2="7.072cm" svg:y2="1.259cm"><text:p/></draw:line><draw:line draw:name="Forme36" draw:style-name="gr20" draw:text-style-name="P99" svg:x1="5.708cm" svg:y1="0.561cm" svg:x2="7.754cm" svg:y2="0.561cm"><text:p/></draw:line><draw:line draw:name="Forme37" draw:style-name="gr20" draw:text-style-name="P99" svg:x1="7.755cm" svg:y1="0.561cm" svg:x2="7.073cm" svg:y2="1.259cm"><text:p/></draw:line><draw:line draw:name="Forme38" draw:style-name="gr21" draw:text-style-name="P99" svg:x1="5.708cm" svg:y1="2.658cm" svg:x2="7.754cm" svg:y2="2.658cm"><text:p/></draw:line><draw:frame draw:name="Forme14" draw:style-name="gr22" draw:text-style-name="P102" svg:width="0.987cm" svg:height="0.766cm" svg:x="0cm" svg:y="0.529cm"><draw:text-box><text:p><text:span text:style-name="T61">a.</text:span></text:p></draw:text-box></draw:frame><draw:frame draw:name="Forme14" draw:style-name="gr22" draw:text-style-name="P102" svg:width="0.987cm" svg:height="0.766cm" svg:x="5.069cm" svg:y="0.529cm"><draw:text-box><text:p><text:span text:style-name="T61">b.</text:span></text:p></draw:text-box></draw:frame></draw:g><text:span text:style-name="Bold_5f_niv1"/></text:p>
      <text:h text:style-name="P55" text:outline-level="1"/>
      <text:h text:style-name="P55" text:outline-level="1"/>
      <text:h text:style-name="P55" text:outline-level="1"><draw:g text:anchor-type="paragraph" draw:z-index="16" draw:name="Forme6" draw:style-name="gr62"><draw:line draw:style-name="gr19" draw:text-style-name="P99" svg:x1="1.16cm" svg:y1="1.704cm" svg:x2="7.66cm" svg:y2="1.704cm"><text:p/></draw:line><draw:line draw:style-name="gr19" draw:text-style-name="P99" svg:x1="1.16cm" svg:y1="2.399cm" svg:x2="7.66cm" svg:y2="2.399cm"><text:p/></draw:line><draw:line draw:style-name="gr19" draw:text-style-name="P99" svg:x1="1.16cm" svg:y1="3.101cm" svg:x2="7.66cm" svg:y2="3.101cm"><text:p/></draw:line><draw:line draw:style-name="gr19" draw:text-style-name="P99" svg:x1="1.16cm" svg:y1="3.803cm" svg:x2="7.66cm" svg:y2="3.803cm"><text:p/></draw:line><draw:line draw:style-name="gr19" draw:text-style-name="P99" svg:x1="1.16cm" svg:y1="4.498cm" svg:x2="7.56cm" svg:y2="4.498cm"><text:p/></draw:line><draw:line draw:style-name="gr19" draw:text-style-name="P99" svg:x1="4.26cm" svg:y1="1.4cm" svg:x2="4.26cm" svg:y2="4.8cm"><text:p/></draw:line><draw:line draw:style-name="gr19" draw:text-style-name="P99" svg:x1="3.563cm" svg:y1="1.4cm" svg:x2="3.563cm" svg:y2="4.8cm"><text:p/></draw:line><draw:line draw:style-name="gr19" draw:text-style-name="P99" svg:x1="2.861cm" svg:y1="1.4cm" svg:x2="2.861cm" svg:y2="4.8cm"><text:p/></draw:line><draw:line draw:style-name="gr19" draw:text-style-name="P99" svg:x1="2.16cm" svg:y1="1.4cm" svg:x2="2.16cm" svg:y2="4.8cm"><text:p/></draw:line><draw:line draw:style-name="gr19" draw:text-style-name="P99" svg:x1="1.464cm" svg:y1="1.4cm" svg:x2="1.464cm" svg:y2="4.8cm"><text:p/></draw:line><draw:line draw:style-name="gr19" draw:text-style-name="P99" svg:x1="7.06cm" svg:y1="1.4cm" svg:x2="7.06cm" svg:y2="4.8cm"><text:p/></draw:line><draw:line draw:style-name="gr19" draw:text-style-name="P99" svg:x1="6.364cm" svg:y1="1.4cm" svg:x2="6.364cm" svg:y2="4.8cm"><text:p/></draw:line><draw:line draw:style-name="gr19" draw:text-style-name="P99" svg:x1="5.662cm" svg:y1="1.4cm" svg:x2="5.662cm" svg:y2="4.8cm"><text:p/></draw:line><draw:line draw:style-name="gr19" draw:text-style-name="P99" svg:x1="4.96cm" svg:y1="1.4cm" svg:x2="4.96cm" svg:y2="4.8cm"><text:p/></draw:line><draw:line draw:style-name="gr20" draw:text-style-name="P99" svg:x1="2.164cm" svg:y1="2.399cm" svg:x2="1.464cm" svg:y2="4.499cm"><text:p/></draw:line><draw:line draw:style-name="gr20" draw:text-style-name="P99" svg:x1="3.561cm" svg:y1="3.101cm" svg:x2="2.861cm" svg:y2="3.801cm"><text:p/></draw:line><draw:line draw:style-name="gr20" draw:text-style-name="P99" svg:x1="2.864cm" svg:y1="3.803cm" svg:x2="1.464cm" svg:y2="4.503cm"><text:p/></draw:line><draw:line draw:style-name="gr20" draw:text-style-name="P99" svg:x1="3.561cm" svg:y1="3.099cm" svg:x2="2.861cm" svg:y2="2.399cm"><text:p/></draw:line><draw:line draw:style-name="gr20" draw:text-style-name="P99" svg:x1="2.16cm" svg:y1="2.399cm" svg:x2="2.86cm" svg:y2="2.399cm"><text:p/></draw:line><draw:line draw:style-name="gr63" draw:text-style-name="P99" svg:x1="5.66cm" svg:y1="1.704cm" svg:x2="4.96cm" svg:y2="3.804cm"><text:p/></draw:line></draw:g><draw:frame text:anchor-type="paragraph" draw:z-index="24" draw:name="Forme14" draw:style-name="gr17" draw:text-style-name="P102" svg:width="0.987cm" svg:height="0.766cm" svg:x="0cm" svg:y="1.499cm"><draw:text-box><text:p><text:span text:style-name="T61">c.</text:span></text:p></draw:text-box></draw:frame></text:h>
      <text:list xml:id="list214540409620642" text:continue-numbering="true" text:style-name="Num_5f_Exo">
        <text:list-item>
          <text:h text:style-name="P65" text:outline-level="1"> <text:span text:style-name="T54">Parmi les vues ci-dessous entoure celles qui peuvent être :</text:span></text:h>
        </text:list-item>
      </text:list>
      <text:list xml:id="list214539696109943" text:continue-list="list3559137241" text:style-name="liste_5f_abc">
        <text:list-item text:start-value="1">
          <text:p text:style-name="P91">des vues de cylindre<text:span text:style-name="T59">s</text:span>.</text:p>
        </text:list-item>
      </text:list>
      <text:h text:style-name="P66" text:outline-level="1"><draw:g text:anchor-type="paragraph" draw:z-index="17" draw:name="Forme8" draw:style-name="gr1"><draw:custom-shape draw:style-name="gr57" draw:text-style-name="P99" svg:width="1.691cm" svg:height="0.967cm" svg:x="2.272cm" svg:y="0.3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99" svg:width="1.213cm" svg:height="1.2cm" svg:x="6.032cm" svg:y="0.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99" svg:width="1.465cm" svg:height="0.849cm" svg:x="0.328cm" svg:y="0.326cm"><text:p/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99" svg:width="0.959cm" svg:height="0.967cm" svg:x="4.588cm" svg:y="0.326cm"><text:p/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99" svg:width="0.978cm" svg:height="1.084cm" svg:x="7.851cm" svg:y="0.21cm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h>
      <text:list xml:id="list214541100774005" text:continue-numbering="true" text:style-name="liste_5f_abc">
        <text:list-item>
          <text:h text:style-name="P58" text:outline-level="1">des vues de prismes.</text:h>
        </text:list-item>
      </text:list>
      <text:h text:style-name="P67" text:outline-level="1"><draw:g text:anchor-type="paragraph" draw:z-index="18" draw:name="Forme9" draw:style-name="gr1"><draw:custom-shape draw:style-name="gr51" draw:text-style-name="P113" svg:width="1.001cm" svg:height="0.999cm" svg:x="4.699cm" svg:y="0.2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113" svg:width="1.2cm" svg:height="0.701cm" svg:x="0cm" svg:y="0.357cm"><text:p/><draw:enhanced-geometry svg:viewBox="0 0 21600 21600" draw:type="rectangle" draw:enhanced-path="M 0 0 L 21600 0 21600 21600 0 21600 0 0 Z N"/></draw:custom-shape><draw:custom-shape draw:style-name="gr53" draw:text-style-name="P113" svg:width="0.8cm" svg:height="0.802cm" svg:x="3.5cm" svg:y="0.357cm"><text:p/><draw:enhanced-geometry svg:viewBox="0 0 21600 21600" draw:type="rectangle" draw:enhanced-path="M 0 0 L 21600 0 21600 21600 0 21600 0 0 Z N"/></draw:custom-shape><draw:custom-shape draw:style-name="gr54" draw:text-style-name="P113" svg:width="0.8cm" svg:height="0.9cm" svg:x="6.2cm" svg:y="0.25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5" draw:text-style-name="P113" svg:width="1.001cm" svg:height="0.8cm" svg:x="1.9cm" svg:y="0.25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custom-shape draw:style-name="gr56" draw:text-style-name="P113" svg:width="1.601cm" svg:height="0.6cm" svg:x="7.4cm" svg:y="0.357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draw:g></text:h>
      <text:h text:style-name="P67" text:outline-level="1"/>
      <text:h text:style-name="P56" text:outline-level="1"/>
      <text:list xml:id="list214540793660435" text:continue-list="list214540409620642" text:style-name="Num_5f_Exo">
        <text:list-item>
          <text:h text:style-name="P59" text:outline-level="1"> <text:span text:style-name="T47">Dessine à main levée un cylindre en perspective cavalière.</text:span></text:h>
        </text:list-item>
      </text:list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1" text:outline-level="1"/>
      <text:h text:style-name="P60" text:outline-level="1"/>
      <text:h text:style-name="P62" text:outline-level="1"/>
      <text:h text:style-name="P60" text:outline-level="1"/>
      <text:h text:style-name="P60" text:outline-level="1"/>
      <text:h text:style-name="P60" text:outline-level="1"/>
      <text:list xml:id="list214539611172467" text:continue-numbering="true" text:style-name="Num_5f_Exo">
        <text:list-item>
          <text:h text:style-name="P48" text:outline-level="1"><text:span text:style-name="T17"> V</text:span><text:span text:style-name="T18">oici la représentation d’un prisme</text:span><text:span text:style-name="T11">.</text:span></text:h>
        </text:list-item>
      </text:list>
      <text:h text:style-name="P67" text:outline-level="1"><draw:g text:anchor-type="paragraph" draw:z-index="19" draw:name="Forme10" draw:style-name="gr42"><draw:g draw:style-name="gr2"><draw:polygon draw:style-name="gr43" draw:text-style-name="P104" svg:width="2.519cm" svg:height="2.289cm" svg:x="2.325cm" svg:y="2.129cm" svg:viewBox="0 0 2520 2290" draw:points="720,0 1800,327 2520,1963 1440,2290 0,1636"><text:p/></draw:polygon><draw:line draw:style-name="gr44" draw:text-style-name="P103" svg:x1="4.846cm" svg:y1="4.091cm" svg:x2="6.825cm" svg:y2="2.783cm"><text:p/></draw:line><draw:line draw:style-name="gr45" draw:text-style-name="P103" svg:x1="4.126cm" svg:y1="2.451cm" svg:x2="6.105cm" svg:y2="1.143cm"><text:p/></draw:line><draw:line draw:style-name="gr46" draw:text-style-name="P103" svg:x1="3.045cm" svg:y1="2.128cm" svg:x2="5.024cm" svg:y2="0.82cm"><text:p/></draw:line><draw:line draw:style-name="gr47" draw:text-style-name="P103" svg:x1="2.325cm" svg:y1="3.765cm" svg:x2="4.304cm" svg:y2="2.457cm"><text:p/></draw:line><draw:line draw:style-name="gr47" draw:text-style-name="P103" svg:x1="3.77cm" svg:y1="4.414cm" svg:x2="5.749cm" svg:y2="3.106cm"><text:p/></draw:line><draw:polyline draw:style-name="gr48" draw:text-style-name="P104" svg:width="1.799cm" svg:height="1.962cm" svg:x="5.026cm" svg:y="0.82cm" svg:viewBox="0 0 1800 1963" draw:points="1800,1963 1080,327 0,0"><text:p/></draw:polyline><draw:polyline draw:style-name="gr49" draw:text-style-name="P104" svg:width="2.519cm" svg:height="2.289cm" svg:x="4.308cm" svg:y="0.82cm" svg:viewBox="0 0 2520 2290" draw:points="2520,1963 1440,2290 0,1636 720,0"><text:p/></draw:polyline></draw:g><draw:frame draw:style-name="gr50" draw:text-style-name="P109" svg:width="0.699cm" svg:height="0.701cm" svg:x="2.526cm" svg:y="1.621cm"><draw:text-box><text:p text:style-name="P100"><text:span text:style-name="T63">A</text:span></text:p></draw:text-box></draw:frame><draw:frame draw:style-name="gr50" draw:text-style-name="P109" svg:width="0.701cm" svg:height="0.701cm" svg:x="1.725cm" svg:y="3.52cm"><draw:text-box><text:p text:style-name="P100"><text:span text:style-name="T63">B</text:span></text:p></draw:text-box></draw:frame><draw:frame draw:style-name="gr50" draw:text-style-name="P109" svg:width="0.701cm" svg:height="0.701cm" svg:x="3.325cm" svg:y="4.42cm"><draw:text-box><text:p text:style-name="P100"><text:span text:style-name="T63">C</text:span></text:p></draw:text-box></draw:frame><draw:frame draw:style-name="gr50" draw:text-style-name="P109" svg:width="0.701cm" svg:height="0.701cm" svg:x="4.625cm" svg:y="4.018cm"><draw:text-box><text:p text:style-name="P100"><text:span text:style-name="T63">D</text:span></text:p></draw:text-box></draw:frame><draw:frame draw:style-name="gr50" draw:text-style-name="P109" svg:width="0.701cm" svg:height="0.701cm" svg:x="3.725cm" svg:y="1.92cm"><draw:text-box><text:p text:style-name="P100"><text:span text:style-name="T63">E</text:span></text:p></draw:text-box></draw:frame><draw:frame draw:style-name="gr50" draw:text-style-name="P109" svg:width="0.701cm" svg:height="0.701cm" svg:x="4.625cm" svg:y="0.22cm"><draw:text-box><text:p text:style-name="P100"><text:span text:style-name="T63">F</text:span></text:p></draw:text-box></draw:frame><draw:frame draw:style-name="gr50" draw:text-style-name="P109" svg:width="0.701cm" svg:height="0.701cm" svg:x="5.925cm" svg:y="0.619cm"><draw:text-box><text:p text:style-name="P100"><text:span text:style-name="T63">G</text:span></text:p></draw:text-box></draw:frame><draw:frame draw:style-name="gr50" draw:text-style-name="P109" svg:width="0.699cm" svg:height="0.701cm" svg:x="6.726cm" svg:y="2.42cm"><draw:text-box><text:p text:style-name="P100"><text:span text:style-name="T63">H</text:span></text:p></draw:text-box></draw:frame><draw:frame draw:style-name="gr50" draw:text-style-name="P110" svg:width="0.699cm" svg:height="0.701cm" svg:x="5.426cm" svg:y="2.52cm"><draw:text-box><text:p text:style-name="P100"><text:span text:style-name="T64">I</text:span></text:p></draw:text-box></draw:frame><draw:frame draw:style-name="gr50" draw:text-style-name="P109" svg:width="0.701cm" svg:height="0.701cm" svg:x="4.325cm" svg:y="2.019cm"><draw:text-box><text:p text:style-name="P100"><text:span text:style-name="T63">J</text:span></text:p></draw:text-box></draw:frame></draw:g></text:h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list xml:id="list214541110442743" text:continue-list="list214541100774005" text:style-name="liste_5f_abc">
        <text:list-item text:start-value="1">
          <text:h text:style-name="P71" text:outline-level="1" text:restart-numbering="true" text:start-value="-1">Complète le tableau suivant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3">Nombre de faces latérales</text:p>
          </table:table-cell>
          <table:table-cell table:style-name="Tableau1.A1" office:value-type="string">
            <text:p text:style-name="P43">Nombre de sommets</text:p>
          </table:table-cell>
          <table:table-cell table:style-name="Tableau1.C1" office:value-type="string">
            <text:p text:style-name="P43">Nombre d’arêtes</text:p>
          </table:table-cell>
        </table:table-row>
        <table:table-row table:style-name="Tableau1.2"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44"/>
          </table:table-cell>
          <table:table-cell table:style-name="Tableau1.C2" office:value-type="string">
            <text:p text:style-name="P44"/>
          </table:table-cell>
        </table:table-row>
      </table:table>
      <text:list xml:id="list214540258533873" text:continue-numbering="true" text:style-name="liste_5f_abc">
        <text:list-item>
          <text:p text:style-name="P81"><text:span text:style-name="T30">D</text:span><text:span text:style-name="T31">onne les noms des faces latérales.</text:span><text:span text:style-name="T35"> </text:span></text:p>
        </text:list-item>
      </text:list>
      <text:p text:style-name="FILET_5f_POINTILLES"><text:span text:style-name="corps"><text:tab/></text:span></text:p>
      <text:p text:style-name="FILET_5f_POINTILLES"><text:span text:style-name="corps"><text:tab/></text:span></text:p>
      <text:p text:style-name="P38"><text:span text:style-name="T37">Q</text:span><text:span text:style-name="T22">uelle </text:span><text:span text:style-name="T32">forme ont-elles ?</text:span></text:p>
      <text:p text:style-name="P38"><text:span text:style-name="_5f_pointillés_20_gris"><text:span text:style-name="T57"><text:tab/></text:span></text:span></text:p>
      <text:list xml:id="list214539558730641" text:continue-numbering="true" text:style-name="liste_5f_abc">
        <text:list-item>
          <text:p text:style-name="P82"><text:span text:style-name="T30">D</text:span><text:span text:style-name="T31">onne les noms des bases.</text:span></text:p>
        </text:list-item>
      </text:list>
      <text:p text:style-name="P37"><text:span text:style-name="corps"><text:tab/></text:span></text:p>
      <text:p text:style-name="FILET_5f_POINTILLES"><text:span text:style-name="corps"><text:tab/></text:span></text:p>
      <text:p text:style-name="P39"><text:span text:style-name="T28">Q</text:span><text:span text:style-name="T29">uelle </text:span><text:span text:style-name="T33">f</text:span><text:span text:style-name="T34">orme ont-elles</text:span><text:span text:style-name="T29"> ?</text:span></text:p>
      <text:p text:style-name="P39"><text:span text:style-name="_5f_pointillés_20_gris"><text:span text:style-name="T55"><text:tab/></text:span></text:span></text:p>
      <text:list xml:id="list214540764700111" text:continue-list="list214539611172467" text:style-name="Num_5f_Exo">
        <text:list-item>
          <text:h text:style-name="P53" text:outline-level="1"><draw:g text:anchor-type="paragraph" draw:z-index="25" draw:name="Forme11" draw:style-name="gr1"><draw:g draw:name="Forme1" draw:style-name="gr2"><draw:g draw:style-name="gr2"><draw:polygon draw:style-name="gr3" draw:text-style-name="P97" svg:width="0.414cm" svg:height="1.864cm" draw:transform="skewX (0.0122173047639603) rotate (0.00418879020478639) translate (8.51620577525881cm 0.359484216523538cm)" svg:viewBox="0 0 415 1865" draw:points="204,1865 0,901 415,0"><text:p/></draw:polygon><draw:polygon draw:style-name="gr4" draw:text-style-name="P97" svg:width="0.42cm" svg:height="1.864cm" draw:transform="skewX (0.00558505360638186) rotate (0.00418879020478639) translate (5.50955862211316cm 0.377377261634816cm)" svg:viewBox="0 0 421 1865" draw:points="197,1865 0,902 421,0"><text:p/></draw:polygon><draw:line draw:style-name="gr5" draw:text-style-name="P98" svg:x1="8.735cm" svg:y1="2.254cm" svg:x2="8.903cm" svg:y2="0.365cm"><text:p/></draw:line><draw:line draw:style-name="gr6" draw:text-style-name="P98" svg:x1="5.74cm" svg:y1="2.257cm" svg:x2="5.924cm" svg:y2="0.376cm"><text:p/></draw:line><draw:line draw:style-name="gr7" draw:text-style-name="P98" svg:x1="8.723cm" svg:y1="2.249cm" svg:x2="5.747cm" svg:y2="2.26cm"><text:p/></draw:line><draw:line draw:style-name="gr8" draw:text-style-name="P98" svg:x1="8.903cm" svg:y1="0.365cm" svg:x2="5.927cm" svg:y2="0.376cm"><text:p/></draw:line><draw:line draw:style-name="gr9" draw:text-style-name="P98" svg:x1="8.725cm" svg:y1="2.243cm" svg:x2="8.502cm" svg:y2="1.263cm"><text:p/></draw:line><draw:line draw:style-name="gr10" draw:text-style-name="P98" svg:x1="5.732cm" svg:y1="2.269cm" svg:x2="5.521cm" svg:y2="1.274cm"><text:p/></draw:line><draw:line draw:style-name="gr11" draw:text-style-name="P98" svg:x1="8.5cm" svg:y1="1.265cm" svg:x2="5.524cm" svg:y2="1.276cm"><text:p/></draw:line><draw:line draw:style-name="gr12" draw:text-style-name="P98" svg:x1="5.521cm" svg:y1="1.275cm" svg:x2="5.925cm" svg:y2="0.365cm"><text:p/></draw:line></draw:g><draw:line draw:style-name="gr13" draw:text-style-name="P99" svg:x1="5.618cm" svg:y1="0.924cm" svg:x2="5.811cm" svg:y2="0.873cm"><text:p/></draw:line><draw:line draw:style-name="gr13" draw:text-style-name="P99" svg:x1="5.515cm" svg:y1="1.679cm" svg:x2="5.708cm" svg:y2="1.628cm"><text:p/></draw:line><draw:line draw:style-name="gr13" draw:text-style-name="P99" svg:x1="5.567cm" svg:y1="1.18cm" svg:x2="5.625cm" svg:y2="1.376cm"><text:p/></draw:line><draw:line draw:style-name="gr13" draw:text-style-name="P99" svg:x1="5.574cm" svg:y1="1.451cm" svg:x2="5.617cm" svg:y2="1.367cm"><text:p/></draw:line></draw:g><draw:frame draw:name="Forme2" draw:style-name="gr14" draw:text-style-name="P101" svg:width="1.412cm" svg:height="1.041cm" draw:transform="rotate (1.14406332468228) translate (5.000625cm 1.08479166666667cm)"><draw:text-box><text:p text:style-name="P100"><text:span text:style-name="T60">3 cm</text:span></text:p></draw:text-box></draw:frame><draw:frame draw:name="Forme2" draw:style-name="gr14" draw:text-style-name="P101" svg:width="1.468cm" svg:height="1.041cm" draw:transform="rotate (-0.0204203522483335) translate (6.73805555555556cm 1.68804166666667cm)"><draw:text-box><text:p text:style-name="P100"><text:span text:style-name="T60">4 cm</text:span></text:p></draw:text-box></draw:frame><draw:frame draw:style-name="gr15" draw:text-style-name="P101" svg:width="0.401cm" svg:height="0.618cm" draw:transform="rotate (0.0132645023151569) translate (5.10469444444444cm 0.998361111111111cm)"><draw:text-box><text:p text:style-name="P100"><text:span text:style-name="T60">A</text:span></text:p></draw:text-box></draw:frame><draw:frame draw:style-name="gr16" draw:text-style-name="P101" svg:width="0.403cm" svg:height="0.62cm" draw:transform="rotate (-0.0043633231299858) translate (5.826125cm -0.0934861111111111cm)"><draw:text-box><text:p text:style-name="P100"><text:span text:style-name="T60">B</text:span></text:p></draw:text-box></draw:frame><draw:frame draw:style-name="gr15" draw:text-style-name="P101" svg:width="0.401cm" svg:height="0.618cm" draw:transform="rotate (0.0308923277602996) translate (5.56859722222222cm 2.20838888888889cm)"><draw:text-box><text:p text:style-name="P100"><text:span text:style-name="T60">C</text:span></text:p></draw:text-box></draw:frame></draw:g><text:soft-page-break/><text:span text:style-name="T42"> </text:span><text:span text:style-name="T36">Voici la représentation</text:span></text:h>
          <text:h text:style-name="P72" text:outline-level="1">d’un prisme en perspective.</text:h>
          <text:h text:style-name="P73" text:outline-level="1">Le triangle ABC est </text:h>
          <text:h text:style-name="P74" text:outline-level="1">rectangle en A.</text:h>
          <text:h text:style-name="P68" text:outline-level="1"/>
          <text:h text:style-name="P68" text:outline-level="1"/>
        </text:list-item>
      </text:list>
      <text:list xml:id="list214539326179989" text:continue-list="list214539558730641" text:style-name="liste_5f_abc">
        <text:list-item text:start-value="1">
          <text:h text:style-name="P76" text:outline-level="1" text:restart-numbering="true" text:start-value="-1"><text:span text:style-name="T7">Construi</text:span><text:span text:style-name="T10">s</text:span><text:span text:style-name="T7"> en vraie grandeur la base </text:span><text:span text:style-name="T10">ABC </text:span><text:span text:style-name="T7">de ce prisme.</text:span></text:h>
        </text:list-item>
      </text:list>
      <text:h text:style-name="P56" text:outline-level="1"/>
      <text:h text:style-name="P56" text:outline-level="1"/>
      <text:h text:style-name="P56" text:outline-level="1"/>
      <text:h text:style-name="P57" text:outline-level="1"/>
      <text:h text:style-name="P56" text:outline-level="1"/>
      <text:h text:style-name="P56" text:outline-level="1"/>
      <text:p text:style-name="P23"/>
      <text:p text:style-name="P23"/>
      <text:p text:style-name="P23"/>
      <text:list xml:id="list214540913903423" text:continue-numbering="true" text:style-name="liste_5f_abc">
        <text:list-item>
          <text:p text:style-name="P86"><text:span text:style-name="T45">Q</text:span><text:span text:style-name="T46">uelle est la forme de la face avant de ce prisme ?</text:span></text:p>
        </text:list-item>
      </text:list>
      <text:p text:style-name="P36"><text:span text:style-name="corps"><text:tab/></text:span></text:p>
      <text:list xml:id="list214541320373465" text:continue-numbering="true" text:style-name="liste_5f_abc">
        <text:list-item>
          <text:p text:style-name="P87">Quelle longueur doit-on reporter au compas pour construire la face avant de ce prisme ?</text:p>
        </text:list-item>
      </text:list>
      <text:p text:style-name="P36"><text:span text:style-name="corps"><text:tab/></text:span></text:p>
      <text:list xml:id="list214541257498777" text:continue-numbering="true" text:style-name="liste_5f_abc">
        <text:list-item>
          <text:p text:style-name="P88"><text:span text:style-name="T41">C</text:span><text:span text:style-name="T44">onstruis</text:span><text:span text:style-name="T41"> en vraie grandeur sa face avant.</text:span></text:p>
        </text:list-item>
      </text:list>
      <text:p text:style-name="P40"/>
      <text:p text:style-name="P23"/>
      <text:p text:style-name="P23"/>
      <text:p text:style-name="P23"/>
      <text:p text:style-name="P23"/>
      <text:p text:style-name="P24"/>
      <text:p text:style-name="P28"/>
      <text:p text:style-name="P23"/>
      <text:p text:style-name="P23"/>
      <text:list xml:id="list214541321137374" text:continue-list="list214540764700111" text:style-name="Num_5f_Exo">
        <text:list-item>
          <text:h text:style-name="P49" text:outline-level="1"><text:span text:style-name="T15"> </text:span><text:span text:style-name="T16">Les deux figures ne sont pas en vraie grandeur.</text:span></text:h>
        </text:list-item>
      </text:list>
      <text:h text:style-name="P77" text:outline-level="1"><draw:g text:anchor-type="paragraph" draw:z-index="20" draw:name="Forme12" draw:style-name="gr1"><draw:g draw:name="Forme7" draw:style-name="gr2"><draw:ellipse draw:style-name="gr35" draw:text-style-name="P111" svg:width="2.59cm" svg:height="0.627cm" draw:transform="skewX (-0.00279252680319093) rotate (0.00139626340159546) translate (4.86833333333333cm 1.00188888888889cm)"><text:p/></draw:ellipse><draw:line draw:style-name="gr36" draw:text-style-name="P112" svg:x1="7.449cm" svg:y1="1.307cm" svg:x2="7.462cm" svg:y2="3.174cm"><text:p/></draw:line><draw:ellipse draw:style-name="gr36" draw:text-style-name="P112" svg:width="2.59cm" svg:height="0.63cm" draw:transform="rotate (0.00209439510239319) translate (4.87538888888889cm 2.86455555555556cm)" draw:kind="arc" draw:start-angle="180.62" draw:end-angle="357.19"><text:p/></draw:ellipse><draw:ellipse draw:style-name="gr37" draw:text-style-name="P112" svg:width="2.592cm" svg:height="0.63cm" draw:transform="rotate (-3.1401963901882) translate (7.46830555555556cm 3.4925cm)" draw:kind="arc" draw:start-angle="180.61" draw:end-angle="357.2"><text:p/></draw:ellipse><draw:line draw:style-name="gr38" draw:text-style-name="P112" svg:x1="4.871cm" svg:y1="1.314cm" svg:x2="4.884cm" svg:y2="3.181cm"><text:p/></draw:line></draw:g><draw:line draw:style-name="gr39" draw:text-style-name="P99" svg:x1="7.666cm" svg:y1="1.291cm" svg:x2="7.666cm" svg:y2="3.191cm"><text:p/></draw:line><draw:frame draw:style-name="gr41" draw:text-style-name="P110" svg:width="1.699cm" svg:height="1.04cm" svg:x="7.468cm" svg:y="1.992cm"><draw:text-box><text:p text:style-name="P100"><text:span text:style-name="T64"><text:s/></text:span><text:span text:style-name="T64">1,5 cm</text:span></text:p></draw:text-box></draw:frame><draw:line draw:style-name="gr39" draw:text-style-name="P99" svg:x1="7.468cm" svg:y1="0.792cm" svg:x2="4.868cm" svg:y2="0.792cm"><text:p/></draw:line><draw:frame draw:style-name="gr41" draw:text-style-name="P110" svg:width="1.701cm" svg:height="1.04cm" svg:x="5.367cm" svg:y="0.152cm"><draw:text-box><text:p text:style-name="P100"><text:span text:style-name="T64"><text:s/></text:span><text:span text:style-name="T64">6 cm</text:span></text:p></draw:text-box></draw:frame></draw:g><draw:g text:anchor-type="paragraph" draw:z-index="21" draw:name="Forme11" draw:style-name="gr1"><draw:g draw:name="Forme7" draw:style-name="gr2"><draw:ellipse draw:style-name="gr35" draw:text-style-name="P111" svg:width="1.336cm" svg:height="0.733cm" draw:transform="skewX (0.00244346095279206) rotate (0.00401425727958696) translate (1.52223611111111cm 0.788458333333333cm)"><text:p/></draw:ellipse><draw:line draw:style-name="gr36" draw:text-style-name="P112" svg:x1="2.855cm" svg:y1="1.145cm" svg:x2="2.862cm" svg:y2="3.339cm"><text:p/></draw:line><draw:ellipse draw:style-name="gr36" draw:text-style-name="P112" svg:width="1.334cm" svg:height="0.735cm" draw:transform="skewX (0.00244346095279206) rotate (0.00401425727958696) translate (1.52929166666667cm 2.98097222222222cm)" draw:kind="arc" draw:start-angle="180.62" draw:end-angle="357.19"><text:p/></draw:ellipse><draw:ellipse draw:style-name="gr37" draw:text-style-name="P112" svg:width="1.334cm" svg:height="0.736cm" draw:transform="skewX (0.00244346095279206) rotate (-3.1389746597118) translate (2.86455555555556cm 3.71298611111111cm)" draw:kind="arc" draw:start-angle="180.61" draw:end-angle="357.2"><text:p/></draw:ellipse><draw:line draw:style-name="gr38" draw:text-style-name="P112" svg:x1="1.524cm" svg:y1="1.151cm" svg:x2="1.531cm" svg:y2="3.345cm"><text:p/></draw:line></draw:g><draw:line draw:style-name="gr39" draw:text-style-name="P99" svg:x1="3.121cm" svg:y1="1.157cm" svg:x2="3.121cm" svg:y2="3.352cm"><text:p/></draw:line><draw:frame draw:style-name="gr40" draw:text-style-name="P110" svg:width="1.334cm" svg:height="1.311cm" svg:x="3.029cm" svg:y="2.041cm"><draw:text-box><text:p text:style-name="P100"><text:span text:style-name="T64">6 cm</text:span></text:p></draw:text-box></draw:frame><draw:frame draw:style-name="gr40" draw:text-style-name="P110" svg:width="1.613cm" svg:height="1.311cm" svg:x="1.45cm" svg:y="0.051cm"><draw:text-box><text:p text:style-name="P100"><text:span text:style-name="T64">4,6 cm</text:span></text:p></draw:text-box></draw:frame><draw:line draw:style-name="gr39" draw:text-style-name="P99" svg:x1="1.559cm" svg:y1="0.7cm" svg:x2="2.845cm" svg:y2="0.7cm"><text:p/></draw:line></draw:g></text:h>
      <text:h text:style-name="P77" text:outline-level="1"/>
      <text:h text:style-name="P78" text:outline-level="1"/>
      <text:h text:style-name="P78" text:outline-level="1"/>
      <text:h text:style-name="P79" text:outline-level="1"/>
      <text:h text:style-name="P79" text:outline-level="1">Quel chemin rouge est le plus long ?</text:h>
      <text:p text:style-name="P31"><text:span text:style-name="_5f_pointillés_20_gris"><text:span text:style-name="T12"><text:tab/></text:span></text:span></text:p>
      <text:p text:style-name="P42"><text:span text:style-name="_5f_pointillés_20_gris"><text:span text:style-name="T12"><text:tab/></text:span></text:span></text:p>
      <text:p text:style-name="P33"><text:span text:style-name="_5f_pointillés_20_gris"><text:span text:style-name="T12"><text:tab/></text:span></text:span></text:p>
      <text:p text:style-name="P32"><text:span text:style-name="_5f_pointillés_20_gris"><text:span text:style-name="T13"><text:tab/></text:span></text:span></text:p>
      <text:p text:style-name="P31"><text:span text:style-name="_5f_pointillés_20_gris"><text:span text:style-name="T12"><text:tab/></text:span></text:span></text:p>
      <text:list xml:id="list214540566914321" text:continue-numbering="true" text:style-name="Num_5f_Exo">
        <text:list-item>
          <text:h text:style-name="P50" text:outline-level="1"><text:span text:style-name="T43"> </text:span><text:span text:style-name="T56">ABCDEFGH est un parallélépipède rectangle. </text:span><text:span text:style-name="T48">On</text:span><text:span text:style-name="T49"> </text:span><text:span text:style-name="T48">coupe ce parallélépipède </text:span><text:span text:style-name="T49">pour obtenir un prisme AEIBFJ. </text:span><text:span text:style-name="T19">O</text:span><text:span text:style-name="T20">n donne</text:span><text:span text:style-name="T53"> AE </text:span><text:span text:style-name="_5f_opensymbol"><text:span text:style-name="T14"> </text:span></text:span><text:span text:style-name="T53">4,3 cm ; EI </text:span><text:span text:style-name="_5f_opensymbol"><text:span text:style-name="T14"> </text:span></text:span><text:span text:style-name="T53">2,5 cm et EF </text:span><text:span text:style-name="_5f_opensymbol"><text:span text:style-name="T14"> </text:span></text:span><text:span text:style-name="T53">3,2 cm</text:span><text:span text:style-name="T47">.</text:span></text:h>
          <text:h text:style-name="P69" text:outline-level="1"><draw:g text:anchor-type="paragraph" draw:z-index="2" draw:name="Forme5" draw:style-name="gr76"><draw:polygon draw:style-name="gr77" draw:text-style-name="P119" svg:width="2.53cm" svg:height="1.948cm" svg:x="2.272cm" svg:y="0.532cm" svg:viewBox="0 0 2531 1949" draw:points="0,1949 0,647 2531,0 2531,1294"><text:p/></draw:polygon><draw:rect draw:style-name="gr78" draw:text-style-name="P120" svg:width="3.998cm" svg:height="1.31cm" svg:x="2.274cm" svg:y="1.182cm"><text:p/></draw:rect><draw:line draw:style-name="gr79" draw:text-style-name="P121" svg:x1="2.279cm" svg:y1="1.176cm" svg:x2="2.943cm" svg:y2="0.531cm"><text:p/></draw:line><draw:line draw:style-name="gr79" draw:text-style-name="P121" svg:x1="6.267cm" svg:y1="1.177cm" svg:x2="6.931cm" svg:y2="0.532cm"><text:p/></draw:line><draw:line draw:style-name="gr79" draw:text-style-name="P121" svg:x1="6.276cm" svg:y1="2.487cm" svg:x2="6.94cm" svg:y2="1.842cm"><text:p/></draw:line><draw:line draw:style-name="gr80" draw:text-style-name="P121" svg:x1="2.281cm" svg:y1="2.478cm" svg:x2="2.945cm" svg:y2="1.833cm"><text:p/></draw:line><draw:line draw:style-name="gr79" draw:text-style-name="P121" svg:x1="2.944cm" svg:y1="0.531cm" svg:x2="6.925cm" svg:y2="0.531cm"><text:p/></draw:line><draw:line draw:style-name="gr80" draw:text-style-name="P121" svg:x1="2.944cm" svg:y1="1.831cm" svg:x2="6.925cm" svg:y2="1.831cm"><text:p/></draw:line><draw:line draw:style-name="gr80" draw:text-style-name="P121" svg:x1="2.944cm" svg:y1="0.525cm" svg:x2="2.944cm" svg:y2="1.835cm"><text:p/></draw:line><draw:line draw:style-name="gr79" draw:text-style-name="P121" svg:x1="6.941cm" svg:y1="0.531cm" svg:x2="6.941cm" svg:y2="1.841cm"><text:p/></draw:line><draw:frame draw:style-name="gr81" draw:text-style-name="P122" svg:width="0.221cm" svg:height="0.373cm" svg:x="1.971cm" svg:y="0.978cm"><draw:text-box><text:p text:style-name="P100"><text:span text:style-name="T67">A</text:span></text:p></draw:text-box></draw:frame><draw:frame draw:style-name="gr82" draw:text-style-name="P122" svg:width="0.223cm" svg:height="0.373cm" svg:x="1.923cm" svg:y="2.408cm"><draw:text-box><text:p text:style-name="P100"><text:span text:style-name="T67">B</text:span></text:p></draw:text-box></draw:frame><draw:frame draw:style-name="gr83" draw:text-style-name="P122" svg:width="0.227cm" svg:height="0.373cm" svg:x="6.324cm" svg:y="2.489cm"><draw:text-box><text:p text:style-name="P100"><text:span text:style-name="T67">C</text:span></text:p></draw:text-box></draw:frame><draw:frame draw:style-name="gr84" draw:text-style-name="P122" svg:width="0.249cm" svg:height="0.373cm" svg:x="6.345cm" svg:y="1.039cm"><draw:text-box><text:p text:style-name="P100"><text:span text:style-name="T67">D</text:span></text:p></draw:text-box></draw:frame><draw:frame draw:style-name="gr85" draw:text-style-name="P122" svg:width="0.205cm" svg:height="0.373cm" svg:x="2.817cm" svg:y="0.191cm"><draw:text-box><text:p text:style-name="P100"><text:span text:style-name="T67">E</text:span></text:p></draw:text-box></draw:frame><draw:frame draw:style-name="gr86" draw:text-style-name="P122" svg:width="0.188cm" svg:height="0.373cm" svg:x="2.715cm" svg:y="1.588cm"><draw:text-box><text:p text:style-name="P100"><text:span text:style-name="T67">F</text:span></text:p></draw:text-box></draw:frame><draw:frame draw:style-name="gr87" draw:text-style-name="P122" svg:width="0.251cm" svg:height="0.373cm" svg:x="6.978cm" svg:y="1.641cm"><draw:text-box><text:p text:style-name="P100"><text:span text:style-name="T67">G</text:span></text:p></draw:text-box></draw:frame><draw:frame draw:style-name="gr88" draw:text-style-name="P122" svg:width="0.242cm" svg:height="0.373cm" svg:x="6.982cm" svg:y="0.272cm"><draw:text-box><text:p text:style-name="P100"><text:span text:style-name="T67">H</text:span></text:p></draw:text-box></draw:frame><draw:line draw:style-name="gr79" draw:text-style-name="P121" svg:x1="4.803cm" svg:y1="0.435cm" svg:x2="4.803cm" svg:y2="0.619cm"><text:p/></draw:line><draw:frame draw:style-name="gr89" draw:text-style-name="P122" svg:width="0.098cm" svg:height="0.373cm" svg:x="4.784cm" svg:y="0.101cm"><draw:text-box><text:p text:style-name="P100"><text:span text:style-name="T67">I</text:span></text:p></draw:text-box></draw:frame><draw:line draw:style-name="gr79" draw:text-style-name="P121" svg:x1="2.272cm" svg:y1="1.179cm" svg:x2="4.811cm" svg:y2="0.532cm"><text:p/></draw:line><draw:line draw:style-name="gr80" draw:text-style-name="P121" svg:x1="2.286cm" svg:y1="2.473cm" svg:x2="4.825cm" svg:y2="1.826cm"><text:p/></draw:line><draw:line draw:style-name="gr80" draw:text-style-name="P121" svg:x1="4.796cm" svg:y1="0.546cm" svg:x2="4.796cm" svg:y2="1.822cm"><text:p/></draw:line><draw:frame draw:style-name="gr89" draw:text-style-name="P122" svg:width="0.098cm" svg:height="0.373cm" svg:x="4.84cm" svg:y="1.803cm"><draw:text-box><text:p text:style-name="P100"><text:span text:style-name="T67">J</text:span></text:p></draw:text-box></draw:frame></draw:g></text:h>
          <text:h text:style-name="P69" text:outline-level="1"/>
        </text:list-item>
      </text:list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list xml:id="list214540369488939" text:continue-list="list214541257498777" text:style-name="liste_5f_abc">
        <text:list-item text:start-value="1">
          <text:h text:style-name="P75" text:outline-level="1" text:restart-numbering="true" text:start-value="-1">Nomme les bases de ce prisme. </text:h>
        </text:list-item>
      </text:list>
      <text:list xml:id="list214540774086630" text:continue-list="list214540566914321" text:style-name="Num_5f_Exo">
        <text:list-header>
          <text:p text:style-name="P83"><text:span text:style-name="corps"><text:tab/></text:span></text:p>
        </text:list-header>
      </text:list>
      <text:list xml:id="list214540263061354" text:continue-list="list214540369488939" text:style-name="liste_5f_abc">
        <text:list-item>
          <text:h text:style-name="P80" text:outline-level="1">Quelle forme ont-elles ?</text:h>
        </text:list-item>
      </text:list>
      <text:list xml:id="list214540067945036" text:continue-list="list214540774086630" text:style-name="Num_5f_Exo">
        <text:list-header>
          <text:p text:style-name="P84"><text:span text:style-name="corps"><text:tab/></text:span></text:p>
        </text:list-header>
      </text:list>
      <text:list xml:id="list214539666380620" text:continue-list="list214540263061354" text:style-name="liste_5f_abc">
        <text:list-item>
          <text:p text:style-name="P89">Construis la face AIJB en vraie grandeur.</text:p>
        </text:list-item>
      </text:list>
      <text:p text:style-name="P29"/>
      <text:p text:style-name="P29"/>
      <text:p text:style-name="P29"/>
      <text:p text:style-name="P29"/>
      <text:p text:style-name="P29"/>
      <text:list xml:id="list214539938090477" text:continue-list="list214540067945036" text:style-name="Num_5f_Exo">
        <text:list-item>
          <text:p text:style-name="P90"><text:span text:style-name="_5f_livret"><text:span text:style-name="T7"> </text:span></text:span><text:span text:style-name="_5f_livret"><text:span text:style-name="T48">Un prisme droit a pour base un triangle équila</text:span></text:span><text:span text:style-name="_5f_livret"><text:span text:style-name="T50">­</text:span></text:span><text:span text:style-name="_5f_livret"><text:span text:style-name="T48">téral et chacune de ses faces latérales est un carré. La longueur totale des arêtes est de </text:span></text:span><text:span text:style-name="_5f_livret"><text:span text:style-name="T38">27</text:span></text:span><text:span text:style-name="_5f_livret"><text:span text:style-name="T48"> </text:span></text:span><text:span text:style-name="_5f_livret"><text:span text:style-name="T51">c</text:span></text:span><text:span text:style-name="_5f_livret"><text:span text:style-name="T48">m. </text:span></text:span><text:span text:style-name="_5f_livret"><text:span text:style-name="T51">Représente en vraie grandeur sa base et une de ses faces latérales</text:span></text:span><text:span text:style-name="_5f_livret"><text:span text:style-name="T48">. </text:span></text:span><text:span text:style-name="_5f_livret"><text:span text:style-name="T52">Détaille tes calculs.</text:span></text:span></text:p>
        </text:list-item>
      </text:list>
      <text:p text:style-name="P30"><text:span text:style-name="_5f_pointillés_20_gris"><text:span text:style-name="T12"><text:tab/></text:span></text:span></text:p>
      <text:p text:style-name="P30"><text:span text:style-name="_5f_pointillés_20_gris"><text:span text:style-name="T12"><text:tab/></text:span></text:span></text:p>
      <text:p text:style-name="P30"><text:span text:style-name="_5f_pointillés_20_gris"/></text:p>
      <text:p text:style-name="P30"><text:span text:style-name="_5f_pointillés_20_gris"/></text:p>
      <text:p text:style-name="P30"><text:span text:style-name="_5f_pointillés_20_gris"/></text:p>
      <text:p text:style-name="P30"><text:span text:style-name="_5f_pointillés_20_gris"/></text:p>
      <text:p text:style-name="P30"><text:span text:style-name="_5f_pointillés_20_gr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Wingdings" svg:font-family="Wingdings" style:font-adornments="Obliqu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7294" draw:display-name="Dashed (var) 7294" draw:style="rect" draw:dots1="1" draw:dots1-length="0.003cm" draw:dots2="1" draw:dots2-length="0.003cm" draw:distance="0.003cm"/>
    <draw:stroke-dash draw:name="Dashed_20__28_var_29__20_7295" draw:display-name="Dashed (var) 7295" draw:style="rect" draw:dots1="1" draw:dots1-length="0.003cm" draw:dots2="1" draw:dots2-length="0.003cm" draw:distance="0.003cm"/>
    <draw:stroke-dash draw:name="Dashed_20__28_var_29__20_7296" draw:display-name="Dashed (var) 7296" draw:style="rect" draw:dots1="1" draw:dots1-length="0.005cm" draw:dots2="1" draw:dots2-length="0.005cm" draw:distance="0.005cm"/>
    <draw:stroke-dash draw:name="Dashed_20__28_var_29__20_7297" draw:display-name="Dashed (var) 7297" draw:style="rect" draw:dots1="1" draw:dots1-length="0.003cm" draw:dots2="1" draw:dots2-length="0.003cm" draw:distance="0.003cm"/>
    <draw:stroke-dash draw:name="Dashed_20__28_var_29__20_7298" draw:display-name="Dashed (var) 7298" draw:style="rect" draw:dots1="1" draw:dots1-length="0.005cm" draw:dots2="1" draw:dots2-length="0.005cm" draw:distance="0.005cm"/>
    <draw:stroke-dash draw:name="Dashed_20__28_var_29__20_7299" draw:display-name="Dashed (var) 7299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03cm" draw:dots2="1" draw:dots2-length="0.003cm" draw:distance="0.003cm"/>
    <draw:stroke-dash draw:name="Dashed_20__28_var_29__20_7301" draw:display-name="Dashed (var) 7301" draw:style="rect" draw:dots1="1" draw:dots1-length="0.003cm" draw:dots2="1" draw:dots2-length="0.003cm" draw:distance="0.003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673" draw:display-name="Dashed (var) 7673" draw:style="rect" draw:dots1="1" draw:dots1-length="0.003cm" draw:dots2="1" draw:dots2-length="0.003cm" draw:distance="0.003cm"/>
    <draw:stroke-dash draw:name="Dashed_20__28_var_29__20_7674" draw:display-name="Dashed (var) 7674" draw:style="rect" draw:dots1="1" draw:dots1-length="0.003cm" draw:dots2="1" draw:dots2-length="0.003cm" draw:distance="0.003cm"/>
    <draw:stroke-dash draw:name="Dashed_20__28_var_29__20_7675" draw:display-name="Dashed (var) 7675" draw:style="rect" draw:dots1="1" draw:dots1-length="0.003cm" draw:dots2="1" draw:dots2-length="0.003cm" draw:distance="0.003cm"/>
    <draw:stroke-dash draw:name="Dashed_20__28_var_29__20_7676" draw:display-name="Dashed (var) 7676" draw:style="rect" draw:dots1="1" draw:dots1-length="0.003cm" draw:dots2="1" draw:dots2-length="0.003cm" draw:distance="0.003cm"/>
    <draw:stroke-dash draw:name="Dashed_20__28_var_29__20_7677" draw:display-name="Dashed (var) 7677" draw:style="rect" draw:dots1="1" draw:dots1-length="0.003cm" draw:dots2="1" draw:dots2-length="0.003cm" draw:distance="0.003cm"/>
    <draw:stroke-dash draw:name="Dashed_20__28_var_29__20_7678" draw:display-name="Dashed (var) 7678" draw:style="rect" draw:dots1="1" draw:dots1-length="0.003cm" draw:dots2="1" draw:dots2-length="0.003cm" draw:distance="0.003cm"/>
    <draw:stroke-dash draw:name="Dashed_20__28_var_29__20_7679" draw:display-name="Dashed (var) 7679" draw:style="rect" draw:dots1="1" draw:dots1-length="0.003cm" draw:dots2="1" draw:dots2-length="0.003cm" draw:distance="0.003cm"/>
    <draw:stroke-dash draw:name="Dashed_20__28_var_29__20_7680" draw:display-name="Dashed (var) 7680" draw:style="rect" draw:dots1="1" draw:dots1-length="0.003cm" draw:dots2="1" draw:dots2-length="0.003cm" draw:distance="0.003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63%" draw:distance="63%"/>
    <draw:stroke-dash draw:name="Dashed_20__28_var_29__20_7684" draw:display-name="Dashed (var) 7684" draw:style="rect" draw:dots1="1" draw:dots1-length="63%" draw:distance="63%"/>
    <draw:stroke-dash draw:name="Dashed_20__28_var_29__20_7685" draw:display-name="Dashed (var) 7685" draw:style="rect" draw:dots1="1" draw:dots1-length="63%" draw:distance="63%"/>
    <draw:stroke-dash draw:name="Dashed_20__28_var_29__20_7686" draw:display-name="Dashed (var) 7686" draw:style="rect" draw:dots1="1" draw:dots1-length="63%" draw:distance="63%"/>
    <draw:stroke-dash draw:name="Dashed_20__28_var_29__20_7687" draw:display-name="Dashed (var) 7687" draw:style="rect" draw:dots1="1" draw:dots1-length="63%" draw:distance="63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Ultrafine_20_Dashed" draw:display-name="Ultrafine Dashed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2b3f0f" officeooo:paragraph-rsid="00403fc0" style:font-size-asian="16pt" style:font-style-asian="normal" style:font-size-complex="16pt" style:font-style-complex="normal"/>
    </style:style>
    <style:style style:name="MP27" style:family="paragraph">
      <loext:graphic-properties draw:fill="solid" draw:fill-color="#1ca2b8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3db5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403fc0"/>
    </style:style>
    <style:style style:name="MT6" style:family="text">
      <style:text-properties officeooo:rsid="003459de"/>
    </style:style>
    <style:style style:name="MT7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paire_20__28_D_29_" style:display-name="_Fiche éditeur série 5 paire (D)" style:page-layout-name="Mpm18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2" style:next-style-name="Standard"/>
    <style:master-page style:name="Envelope" style:page-layout-name="Mpm20" draw:style-name="Mdp2"/>
    <style:master-page style:name="Index" style:page-layout-name="Mpm19" draw:style-name="Mdp2"/>
    <style:master-page style:name="Footnote" style:page-layout-name="Mpm21" draw:style-name="Mdp2"/>
    <style:master-page style:name="Landscape" style:page-layout-name="Mpm22" draw:style-name="Mdp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4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6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2</text:span></text:p></draw:text-box></draw:frame><draw:line text:anchor-type="paragraph" draw:z-index="10" draw:name="Forme3" draw:style-name="Mgr3" draw:text-style-name="MP28" svg:x1="18.516cm" svg:y1="0.36cm" svg:x2="23.612cm" svg:y2="0.36cm"><text:p/></draw:line>C<text:span text:style-name="MT5">onnaître les prismes et les cylindres</text:span></text:p>
      </style:header>
      <style:footer>
        <text:p text:style-name="MP30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2"><draw:text-box fo:min-height="0.355cm"><text:p text:style-name="MP31"><draw:g text:anchor-type="paragraph" draw:z-index="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6</text:page-number></text:p></draw:text-box></draw:frame><text:p text:style-name="MP33"><text:span text:style-name="MT6">Espace</text:span> • <text:span text:style-name="MT7">D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3-29T21:45:38.345000000</dc:date>
    <meta:editing-duration>PT18H15M19S</meta:editing-duration>
    <meta:editing-cycles>96</meta:editing-cycles>
    <meta:generator>LibreOffice/7.4.7.2$Windows_X86_64 LibreOffice_project/723314e595e8007d3cf785c16538505a1c878ca5</meta:generator>
    <dc:subject>diviser</dc:subject>
    <dc:title>A3_3 série 1 </dc:title>
    <meta:document-statistic meta:table-count="2" meta:image-count="0" meta:object-count="0" meta:page-count="2" meta:paragraph-count="98" meta:word-count="516" meta:character-count="3057" meta:non-whitespace-character-count="2205"/>
  </office:meta>
</office:document-meta>
</file>